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fo:margin-left="0cm" fo:margin-top="0cm" fo:margin-bottom="0cm" table:align="left" style:writing-mode="lr-tb"/>
    </style:style>
    <style:style style:name="Таблица1.A" style:family="table-column">
      <style:table-column-properties style:column-width="8.213cm"/>
    </style:style>
    <style:style style:name="Таблица1.B" style:family="table-column">
      <style:table-column-properties style:column-width="8.78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-left="0.191cm" fo:padding-right="0.191cm" fo:padding-top="0.049cm" fo:padding-bottom="0.049cm" fo:border="0.75pt solid #000000">
        <style:background-image/>
      </style:table-cell-properties>
    </style:style>
    <style:style style:name="Таблица1" style:family="table">
      <style:table-properties style:width="17cm" fo:margin-left="0cm" fo:margin-top="0cm" fo:margin-bottom="0cm" table:align="left" style:writing-mode="lr-tb"/>
    </style:style>
    <style:style style:name="Таблица1.A" style:family="table-column">
      <style:table-column-properties style:column-width="8.213cm"/>
    </style:style>
    <style:style style:name="Таблица1.B" style:family="table-column">
      <style:table-column-properties style:column-width="8.78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-left="0.191cm" fo:padding-right="0.191cm" fo:padding-top="0.049cm" fo:padding-bottom="0.049cm" fo:border="0.75pt solid #000000">
        <style:background-image/>
      </style:table-cell-properties>
    </style:style>
    <style:style style:name="Таблица2" style:family="table">
      <style:table-properties style:width="17cm" fo:margin-left="0cm" fo:margin-top="0cm" fo:margin-bottom="0cm" table:align="left" style:writing-mode="lr-tb"/>
    </style:style>
    <style:style style:name="Таблица2.A" style:family="table-column">
      <style:table-column-properties style:column-width="8.197cm"/>
    </style:style>
    <style:style style:name="Таблица2.B" style:family="table-column">
      <style:table-column-properties style:column-width="8.8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#ffffff" fo:padding-left="0.191cm" fo:padding-right="0.191cm" fo:padding-top="0.049cm" fo:padding-bottom="0.049cm" fo:border="0.75pt solid #000000">
        <style:background-image/>
      </style:table-cell-properties>
    </style:style>
    <style:style style:name="Таблица3" style:family="table">
      <style:table-properties style:width="17cm" fo:margin-left="0cm" fo:margin-top="0cm" fo:margin-bottom="0cm" table:align="left" style:writing-mode="lr-tb"/>
    </style:style>
    <style:style style:name="Таблица3.A" style:family="table-column">
      <style:table-column-properties style:column-width="8.192cm"/>
    </style:style>
    <style:style style:name="Таблица3.B" style:family="table-column">
      <style:table-column-properties style:column-width="8.80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background-color="#ffffff" fo:padding-left="0.191cm" fo:padding-right="0.191cm" fo:padding-top="0.049cm" fo:padding-bottom="0.049cm" fo:border="0.75pt solid #000000">
        <style:background-image/>
      </style:table-cell-properties>
    </style:style>
    <style:style style:name="Таблица4" style:family="table">
      <style:table-properties style:width="17cm" fo:margin-left="0cm" fo:margin-top="0cm" fo:margin-bottom="0cm" table:align="left" style:writing-mode="lr-tb"/>
    </style:style>
    <style:style style:name="Таблица4.A" style:family="table-column">
      <style:table-column-properties style:column-width="8.146cm"/>
    </style:style>
    <style:style style:name="Таблица4.B" style:family="table-column">
      <style:table-column-properties style:column-width="8.85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="0cm" fo:border="none"/>
    </style:style>
    <style:style style:name="Таблица5" style:family="table">
      <style:table-properties style:width="17cm" fo:margin-left="0cm" fo:margin-top="0cm" fo:margin-bottom="0cm" table:align="left" style:writing-mode="lr-tb"/>
    </style:style>
    <style:style style:name="Таблица5.A" style:family="table-column">
      <style:table-column-properties style:column-width="9.197cm"/>
    </style:style>
    <style:style style:name="Таблица5.B" style:family="table-column">
      <style:table-column-properties style:column-width="7.802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cm" fo:border="none"/>
    </style:style>
    <style:style style:name="Таблица6" style:family="table">
      <style:table-properties style:width="17cm" fo:margin-left="0cm" fo:margin-top="0cm" fo:margin-bottom="0cm" table:align="left" style:writing-mode="lr-tb"/>
    </style:style>
    <style:style style:name="Таблица6.A" style:family="table-column">
      <style:table-column-properties style:column-width="7.461cm"/>
    </style:style>
    <style:style style:name="Таблица6.B" style:family="table-column">
      <style:table-column-properties style:column-width="9.5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background-color="#ffffff" fo:padding-left="0.191cm" fo:padding-right="0.191cm" fo:padding-top="0.049cm" fo:padding-bottom="0.049cm" fo:border="0.75pt solid #000000">
        <style:background-image/>
      </style:table-cell-properties>
    </style:style>
    <style:style style:name="Таблица7" style:family="table">
      <style:table-properties style:width="17cm" fo:margin-left="0cm" fo:margin-top="0cm" fo:margin-bottom="0cm" table:align="left" style:writing-mode="lr-tb"/>
    </style:style>
    <style:style style:name="Таблица7.A" style:family="table-column">
      <style:table-column-properties style:column-width="9.486cm"/>
    </style:style>
    <style:style style:name="Таблица7.B" style:family="table-column">
      <style:table-column-properties style:column-width="7.512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background-color="#ffffff" fo:padding-left="0.191cm" fo:padding-right="0.191cm" fo:padding-top="0.049cm" fo:padding-bottom="0.049cm" fo:border="0.75pt solid #000000">
        <style:background-image/>
      </style:table-cell-properties>
    </style:style>
    <style:style style:name="Таблица8" style:family="table">
      <style:table-properties style:width="17cm" fo:margin-left="0cm" fo:margin-top="0cm" fo:margin-bottom="0cm" table:align="left" style:writing-mode="lr-tb"/>
    </style:style>
    <style:style style:name="Таблица8.A" style:family="table-column">
      <style:table-column-properties style:column-width="9.511cm"/>
    </style:style>
    <style:style style:name="Таблица8.B" style:family="table-column">
      <style:table-column-properties style:column-width="7.488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background-color="#ffffff" fo:padding-left="0.191cm" fo:padding-right="0.191cm" fo:padding-top="0.049cm" fo:padding-bottom="0.049cm" fo:border="0.75pt solid #000000">
        <style:background-image/>
      </style:table-cell-properties>
    </style:style>
    <style:style style:name="Таблица9" style:family="table">
      <style:table-properties style:width="17cm" fo:margin-left="0cm" fo:margin-top="0cm" fo:margin-bottom="0cm" table:align="left" style:writing-mode="lr-tb"/>
    </style:style>
    <style:style style:name="Таблица9.A" style:family="table-column">
      <style:table-column-properties style:column-width="7.512cm"/>
    </style:style>
    <style:style style:name="Таблица9.B" style:family="table-column">
      <style:table-column-properties style:column-width="9.486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background-color="#ffffff" fo:padding-left="0.191cm" fo:padding-right="0.191cm" fo:padding-top="0.049cm" fo:padding-bottom="0.049cm" fo:border="0.75pt solid #000000">
        <style:background-image/>
      </style:table-cell-properties>
    </style:style>
    <style:style style:name="Таблица10" style:family="table">
      <style:table-properties style:width="17cm" fo:margin-left="0cm" fo:margin-top="0cm" fo:margin-bottom="0cm" table:align="left" style:writing-mode="lr-tb"/>
    </style:style>
    <style:style style:name="Таблица10.A" style:family="table-column">
      <style:table-column-properties style:column-width="7.699cm"/>
    </style:style>
    <style:style style:name="Таблица10.B" style:family="table-column">
      <style:table-column-properties style:column-width="9.299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background-color="#ffffff" fo:padding-left="0.191cm" fo:padding-right="0.191cm" fo:padding-top="0.049cm" fo:padding-bottom="0.049cm" fo:border="0.75pt solid #000000">
        <style:background-image/>
      </style:table-cell-properties>
    </style:style>
    <style:style style:name="Таблица11" style:family="table">
      <style:table-properties style:width="18.683cm" fo:margin-left="-0.485cm" fo:margin-top="0cm" fo:margin-bottom="0cm" table:align="left" style:writing-mode="lr-tb"/>
    </style:style>
    <style:style style:name="Таблица11.A" style:family="table-column">
      <style:table-column-properties style:column-width="12.988cm"/>
    </style:style>
    <style:style style:name="Таблица11.B" style:family="table-column">
      <style:table-column-properties style:column-width="5.694cm"/>
    </style:style>
    <style:style style:name="Таблица11.1" style:family="table-row">
      <style:table-row-properties style:min-row-height="0.937cm" fo:keep-together="auto"/>
    </style:style>
    <style:style style:name="Таблица11.A1" style:family="table-cell">
      <style:table-cell-properties fo:padding-left="0.053cm" fo:padding-right="0.053cm" fo:padding-top="0cm" fo:padding-bottom="0cm" fo:border="none"/>
    </style:style>
    <style:style style:name="Таблица11.4" style:family="table-row">
      <style:table-row-properties style:min-row-height="1.871cm" fo:keep-together="auto"/>
    </style:style>
    <style:style style:name="Таблица11.14" style:family="table-row">
      <style:table-row-properties style:min-row-height="0.861cm" fo:keep-together="auto"/>
    </style:style>
    <style:style style:name="Таблица12" style:family="table">
      <style:table-properties style:width="18.304cm" fo:margin-left="-0.106cm" fo:margin-top="0cm" fo:margin-bottom="0cm" table:align="left" style:writing-mode="lr-tb"/>
    </style:style>
    <style:style style:name="Таблица12.A" style:family="table-column">
      <style:table-column-properties style:column-width="4.302cm"/>
    </style:style>
    <style:style style:name="Таблица12.B" style:family="table-column">
      <style:table-column-properties style:column-width="11.307cm"/>
    </style:style>
    <style:style style:name="Таблица12.C" style:family="table-column">
      <style:table-column-properties style:column-width="2.695cm"/>
    </style:style>
    <style:style style:name="Таблица12.1" style:family="table-row">
      <style:table-row-properties style:min-row-height="1.75cm" fo:keep-together="auto"/>
    </style:style>
    <style:style style:name="Таблица12.A1" style:family="table-cell">
      <style:table-cell-properties fo:padding-left="0.053cm" fo:padding-right="0.053cm" fo:padding-top="0cm" fo:padding-bottom="0cm" fo:border="none"/>
    </style:style>
    <style:style style:name="Таблица12.2" style:family="table-row">
      <style:table-row-properties style:min-row-height="1.231cm" fo:keep-together="auto"/>
    </style:style>
    <style:style style:name="Таблица12.3" style:family="table-row">
      <style:table-row-properties style:min-row-height="1.709cm" fo:keep-together="auto"/>
    </style:style>
    <style:style style:name="Таблица12.4" style:family="table-row">
      <style:table-row-properties style:min-row-height="1.522cm" fo:keep-together="auto"/>
    </style:style>
    <style:style style:name="Таблица12.5" style:family="table-row">
      <style:table-row-properties style:min-row-height="1.99cm" fo:keep-together="auto"/>
    </style:style>
    <style:style style:name="Таблица13" style:family="table">
      <style:table-properties style:width="18.683cm" fo:margin-left="-0.58cm" fo:margin-top="0cm" fo:margin-bottom="0cm" table:align="left" style:writing-mode="lr-tb"/>
    </style:style>
    <style:style style:name="Таблица13.A" style:family="table-column">
      <style:table-column-properties style:column-width="12.072cm"/>
    </style:style>
    <style:style style:name="Таблица13.B" style:family="table-column">
      <style:table-column-properties style:column-width="6.609cm"/>
    </style:style>
    <style:style style:name="Таблица13.1" style:family="table-row">
      <style:table-row-properties style:min-row-height="0.937cm" fo:keep-together="auto"/>
    </style:style>
    <style:style style:name="Таблица13.A1" style:family="table-cell">
      <style:table-cell-properties fo:padding-left="0.053cm" fo:padding-right="0.053cm" fo:padding-top="0cm" fo:padding-bottom="0cm" fo:border="none"/>
    </style:style>
    <style:style style:name="Таблица13.4" style:family="table-row">
      <style:table-row-properties style:min-row-height="1.871cm" fo:keep-together="auto"/>
    </style:style>
    <style:style style:name="Таблица13.6" style:family="table-row">
      <style:table-row-properties style:min-row-height="0.861cm" fo:keep-together="auto"/>
    </style:style>
    <style:style style:name="Таблица14" style:family="table">
      <style:table-properties style:width="18.401cm" fo:margin-left="0cm" fo:margin-top="0cm" fo:margin-bottom="0cm" table:align="left" style:writing-mode="lr-tb"/>
    </style:style>
    <style:style style:name="Таблица14.A" style:family="table-column">
      <style:table-column-properties style:column-width="10.315cm"/>
    </style:style>
    <style:style style:name="Таблица14.B" style:family="table-column">
      <style:table-column-properties style:column-width="8.084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style:vertical-align="middle" fo:padding="0cm" fo:border="none"/>
    </style:style>
    <style:style style:name="Таблица15" style:family="table">
      <style:table-properties style:width="18.452cm" fo:margin-left="-0.557cm" fo:margin-top="0cm" fo:margin-bottom="0cm" table:align="left" style:writing-mode="lr-tb"/>
    </style:style>
    <style:style style:name="Таблица15.A" style:family="table-column">
      <style:table-column-properties style:column-width="10.054cm"/>
    </style:style>
    <style:style style:name="Таблица15.B" style:family="table-column">
      <style:table-column-properties style:column-width="1.947cm"/>
    </style:style>
    <style:style style:name="Таблица15.C" style:family="table-column">
      <style:table-column-properties style:column-width="6.449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start" style:justify-single-word="false" style:writing-mode="lr-tb"/>
      <style:text-properties style:font-name="Times New Roman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 fo:orphans="0" fo:widows="0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left="0cm" fo:margin-right="0cm" fo:margin-top="0.071cm" fo:margin-bottom="0cm" style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top="0cm" fo:margin-bottom="0.247cm" style:contextual-spacing="false"/>
      <style:text-properties style:font-name="Times New Roman"/>
    </style:style>
    <style:style style:name="P7" style:family="paragraph" style:parent-style-name="Standard">
      <style:paragraph-properties fo:text-align="start" style:justify-single-word="false" fo:orphans="0" fo:widows="0">
        <style:tab-stops/>
      </style:paragraph-properties>
    </style:style>
    <style:style style:name="P8" style:family="paragraph" style:parent-style-name="Standard">
      <style:paragraph-properties fo:text-align="justify" style:justify-single-word="false" fo:orphans="0" fo:widows="0">
        <style:tab-stops/>
      </style:paragraph-properties>
    </style:style>
    <style:style style:name="P9" style:family="paragraph" style:parent-style-name="Standard">
      <style:paragraph-properties fo:text-align="center" style:justify-single-word="false" fo:orphans="0" fo:widows="0">
        <style:tab-stops/>
      </style:paragraph-properties>
    </style:style>
    <style:style style:name="P10" style:family="paragraph" style:parent-style-name="Standard">
      <style:paragraph-properties fo:margin-top="0cm" fo:margin-bottom="0.247cm" style:contextual-spacing="false"/>
    </style:style>
    <style:style style:name="P11" style:family="paragraph" style:parent-style-name="TWO_5f_OBJECTS_7e_LT_7e_Gliederung_20_1">
      <style:paragraph-properties fo:margin-left="0cm" fo:margin-right="0cm" fo:margin-top="0.071cm" fo:margin-bottom="0cm" style:contextual-spacing="false" style:line-height-at-least="0.353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12" style:family="paragraph" style:parent-style-name="Table_20_Contents">
      <style:paragraph-properties fo:margin-top="0cm" fo:margin-bottom="0.499cm" style:contextual-spacing="false" fo:text-align="start" style:justify-single-word="false" fo:orphans="0" fo:widows="0" style:writing-mode="lr-tb"/>
    </style:style>
    <style:style style:name="P13" style:family="paragraph" style:parent-style-name="Table_20_Contents">
      <style:paragraph-properties fo:margin-top="0cm" fo:margin-bottom="0.499cm" style:contextual-spacing="false" fo:text-align="start" style:justify-single-word="false" fo:orphans="0" fo:widows="0" style:writing-mode="lr-tb"/>
      <style:text-properties fo:color="#000000" loext:opacity="100%" style:font-name="Times New Roman"/>
    </style:style>
    <style:style style:name="P14" style:family="paragraph" style:parent-style-name="Table_20_Contents">
      <style:paragraph-properties fo:margin-top="0cm" fo:margin-bottom="0.499cm" style:contextual-spacing="false" fo:text-align="start" style:justify-single-word="false" fo:orphans="0" fo:widows="0" style:writing-mode="lr-tb"/>
      <style:text-properties style:font-name="Times New Roman"/>
    </style:style>
    <style:style style:name="P15" style:family="paragraph" style:parent-style-name="Table_20_Contents">
      <style:paragraph-properties fo:orphans="0" fo:widows="0"/>
      <style:text-properties style:font-name="Times New Roman" fo:font-size="2pt" style:font-size-asian="2pt" style:font-size-complex="2pt"/>
    </style:style>
    <style:style style:name="P16" style:family="paragraph" style:parent-style-name="Table_20_Contents">
      <style:paragraph-properties fo:margin-top="0cm" fo:margin-bottom="0.499cm" style:contextual-spacing="false" fo:orphans="0" fo:widows="0"/>
      <style:text-properties style:font-name="Times New Roman"/>
    </style:style>
    <style:style style:name="P17" style:family="paragraph" style:parent-style-name="Table_20_Contents">
      <style:paragraph-properties fo:margin-top="0cm" fo:margin-bottom="0.499cm" style:contextual-spacing="false" fo:orphans="0" fo:widows="0"/>
    </style:style>
    <style:style style:name="P18" style:family="paragraph" style:parent-style-name="Table_20_Contents">
      <style:paragraph-properties fo:margin-top="0cm" fo:margin-bottom="0.499cm" style:contextual-spacing="false" fo:text-align="center" style:justify-single-word="false" fo:orphans="0" fo:widows="0"/>
    </style:style>
    <style:style style:name="P19" style:family="paragraph" style:parent-style-name="Text_20_body">
      <style:paragraph-properties fo:text-align="start" style:justify-single-word="false" style:writing-mode="lr-tb"/>
    </style:style>
    <style:style style:name="P20" style:family="paragraph" style:parent-style-name="Text_20_body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P21" style:family="paragraph" style:parent-style-name="Text_20_body" style:list-style-name="WWNum1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0cm"/>
        </style:tab-stops>
      </style:paragraph-properties>
    </style:style>
    <style:style style:name="P22" style:family="paragraph" style:parent-style-name="Text_20_body" style:list-style-name="WWNum2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0cm"/>
        </style:tab-stops>
      </style:paragraph-properties>
    </style:style>
    <style:style style:name="P23" style:family="paragraph" style:parent-style-name="Text_20_body">
      <style:paragraph-properties fo:margin-top="0cm" fo:margin-bottom="0.247cm" style:contextual-spacing="false" fo:text-align="start" style:justify-single-word="false" style:writing-mode="lr-tb"/>
    </style:style>
    <style:style style:name="P24" style:family="paragraph" style:parent-style-name="Text_20_body" style:list-style-name="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25" style:family="paragraph" style:parent-style-name="Text_20_body">
      <style:paragraph-properties fo:margin-top="0cm" fo:margin-bottom="0.247cm" style:contextual-spacing="false" fo:line-height="115%" fo:text-align="start" style:justify-single-word="false" fo:orphans="0" fo:widows="0" style:writing-mode="lr-tb"/>
      <style:text-properties style:font-name="Times New Roman"/>
    </style:style>
    <style:style style:name="P26" style:family="paragraph" style:parent-style-name="Text_20_body">
      <style:paragraph-properties fo:text-align="start" style:justify-single-word="false" style:writing-mode="lr-tb"/>
      <style:text-properties style:font-name="Times New Roman" fo:font-size="15pt" style:font-size-asian="15pt" style:font-size-complex="15pt"/>
    </style:style>
    <style:style style:name="P27" style:family="paragraph" style:parent-style-name="Text_20_body"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29" style:family="paragraph" style:parent-style-name="Text_20_body">
      <style:paragraph-properties fo:margin-top="0cm" fo:margin-bottom="0.247cm" style:contextual-spacing="false"/>
      <style:text-properties style:font-name="Times New Roman" fo:font-size="12pt" style:font-size-asian="12pt" style:font-size-complex="12pt"/>
    </style:style>
    <style:style style:name="P30" style:family="paragraph" style:parent-style-name="Text_20_body" style:list-style-name="">
      <style:paragraph-properties fo:margin-left="0cm" fo:margin-right="0cm" fo:text-align="start" style:justify-single-word="false" fo:text-indent="0cm" style:auto-text-indent="false" style:writing-mode="lr-tb"/>
      <style:text-properties fo:color="#3d3d3d" loext:opacity="100%" style:font-name="Times New Roman" fo:font-size="28pt" fo:font-weight="bold" style:font-size-asian="28pt" style:font-weight-asian="bold"/>
    </style:style>
    <style:style style:name="P31" style:family="paragraph" style:parent-style-name="Text_20_body">
      <style:paragraph-properties fo:text-align="start" style:justify-single-word="false" style:writing-mode="lr-tb"/>
      <style:text-properties fo:color="#3d3d3d" loext:opacity="100%" style:font-name="Times New Roman" fo:font-weight="bold" style:font-weight-asian="bold"/>
    </style:style>
    <style:style style:name="P32" style:family="paragraph" style:parent-style-name="Text_20_body" style:list-style-name="WWNum3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</style:style>
    <style:style style:name="P33" style:family="paragraph" style:parent-style-name="Text_20_body" style:list-style-name="WWNum4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</style:style>
    <style:style style:name="P34" style:family="paragraph" style:parent-style-name="Text_20_body" style:list-style-name="">
      <style:paragraph-properties fo:margin-left="0cm" fo:margin-right="0cm" fo:text-indent="0cm" style:auto-text-indent="false"/>
    </style:style>
    <style:style style:name="P35" style:family="paragraph" style:parent-style-name="Text_20_body">
      <style:paragraph-properties fo:margin-left="0cm" fo:margin-right="0cm" fo:margin-top="0.071cm" fo:margin-bottom="0cm" style:contextual-spacing="false" style:line-height-at-least="0.353cm" fo:text-indent="0cm" style:auto-text-indent="false">
        <style:tab-stops>
          <style:tab-stop style:position="0cm"/>
        </style:tab-stops>
      </style:paragraph-properties>
    </style:style>
    <style:style style:name="P36" style:family="paragraph" style:parent-style-name="Text_20_body">
      <style:paragraph-properties fo:margin-top="0cm" fo:margin-bottom="0.247cm" style:contextual-spacing="false"/>
    </style:style>
    <style:style style:name="P37" style:family="paragraph" style:parent-style-name="Два_20_объекта_7e_LT_7e_Gliederung_20_1">
      <style:paragraph-properties fo:margin-left="0cm" fo:margin-right="0cm" fo:margin-top="0.071cm" fo:margin-bottom="0cm" style:contextual-spacing="false" style:line-height-at-least="0.353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38" style:family="paragraph" style:parent-style-name="Два_20_объекта_7e_LT_7e_Gliederung_20_1">
      <style:paragraph-properties fo:margin-left="0cm" fo:margin-right="0cm" fo:margin-top="0.071cm" fo:margin-bottom="0cm" style:contextual-spacing="false" style:line-height-at-least="0.353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2pt" style:font-size-asian="12pt" style:font-size-complex="12pt"/>
    </style:style>
    <style:style style:name="P39" style:family="paragraph" style:parent-style-name="Два_20_объекта_7e_LT_7e_Gliederung_20_1">
      <style:paragraph-properties fo:margin-left="0cm" fo:margin-right="0cm" fo:margin-top="0.071cm" fo:margin-bottom="0cm" style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style:font-name="Times New Roman" fo:font-size="12pt" style:font-size-asian="12pt" style:font-size-complex="12pt"/>
    </style:style>
    <style:style style:name="P40" style:family="paragraph" style:parent-style-name="Два_20_объекта_7e_LT_7e_Gliederung_20_1">
      <style:paragraph-properties fo:margin-left="0cm" fo:margin-right="0cm" fo:margin-top="0.282cm" fo:margin-bottom="0cm" style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style:font-name="Times New Roman" fo:font-size="12pt" style:font-size-asian="12pt" style:font-size-complex="12pt"/>
    </style:style>
    <style:style style:name="P41" style:family="paragraph" style:parent-style-name="Два_20_объекта_7e_LT_7e_Gliederung_20_1">
      <style:paragraph-properties fo:margin-left="0cm" fo:margin-right="0cm" fo:margin-top="0.353cm" fo:margin-bottom="0cm" style:contextual-spacing="false" fo:line-height="130%" fo:text-indent="0cm" style:auto-text-indent="false">
        <style:tab-stops>
          <style:tab-stop style:position="0cm"/>
        </style:tab-stops>
      </style:paragraph-properties>
      <style:text-properties style:font-name="Times New Roman" fo:font-size="12pt" style:font-size-asian="12pt" style:font-size-complex="12pt"/>
    </style:style>
    <style:style style:name="P42" style:family="paragraph" style:parent-style-name="Два_20_объекта_7e_LT_7e_Gliederung_20_1">
      <style:paragraph-properties fo:margin-left="0cm" fo:margin-right="0cm" fo:margin-top="0.071cm" fo:margin-bottom="0cm" style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43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color="#3d3d3d" loext:opacity="100%" style:font-name="Times New Roman" fo:font-size="14pt" fo:font-weight="bold" style:font-size-asian="14pt" style:font-weight-asian="bold" style:font-size-complex="14pt"/>
    </style:style>
    <style:style style:name="T2" style:family="text">
      <style:text-properties fo:color="#3d3d3d" loext:opacity="100%" style:font-name="Times New Roman" fo:font-size="14pt" style:font-size-asian="14pt" style:font-size-complex="14pt"/>
    </style:style>
    <style:style style:name="T3" style:family="text">
      <style:text-properties fo:color="#3d3d3d" loext:opacity="100%" style:font-name="Times New Roman" fo:font-size="16pt" fo:font-weight="bold" style:font-size-asian="16pt" style:font-weight-asian="bold"/>
    </style:style>
    <style:style style:name="T4" style:family="text">
      <style:text-properties fo:color="#3d3d3d" loext:opacity="100%" style:font-name="Times New Roman" fo:font-size="16pt" fo:font-weight="bold" style:font-size-asian="16pt" style:font-weight-asian="bold" style:font-size-complex="12pt"/>
    </style:style>
    <style:style style:name="T5" style:family="text">
      <style:text-properties fo:color="#3d3d3d" loext:opacity="100%" style:font-name="Times New Roman" fo:font-size="12pt" style:font-size-asian="12pt" style:font-size-complex="12pt"/>
    </style:style>
    <style:style style:name="T6" style:family="text">
      <style:text-properties fo:color="#3d3d3d" loext:opacity="100%" style:font-name="Times New Roman" fo:font-size="12pt" fo:font-weight="bold" style:font-size-asian="12pt" style:font-weight-asian="bold" style:font-size-complex="12pt"/>
    </style:style>
    <style:style style:name="T7" style:family="text">
      <style:text-properties fo:color="#3d3d3d" loext:opacity="100%" style:font-name="Times New Roman" fo:font-size="15pt" fo:font-weight="bold" style:font-size-asian="15pt" style:font-weight-asian="bold" style:font-size-complex="15pt"/>
    </style:style>
    <style:style style:name="T8" style:family="text">
      <style:text-properties fo:color="#3d3d3d" loext:opacity="100%" style:font-name="Times New Roman" fo:font-size="28pt" style:font-size-asian="28pt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Times New Roman" fo:font-weight="bold" style:font-weight-asian="bold" style:font-weight-complex="bold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fo:color="#000000" loext:opacity="100%" style:font-name="Calibri" fo:font-size="12pt" style:font-size-asian="12pt"/>
    </style:style>
    <style:style style:name="T14" style:family="text">
      <style:text-properties fo:color="#000000" loext:opacity="100%" style:font-name="Calibri" fo:font-size="12pt" fo:font-style="italic" style:font-size-asian="12pt" style:font-style-asian="italic"/>
    </style:style>
    <style:style style:name="T15" style:family="text">
      <style:text-properties fo:color="#000000" loext:opacity="100%" style:font-name="Times New Roman" fo:font-size="12pt" style:font-size-asian="12pt"/>
    </style:style>
    <style:style style:name="T16" style:family="text">
      <style:text-properties fo:color="#000000" loext:opacity="100%" style:font-name="Times New Roman" fo:font-size="12pt" fo:font-style="italic" style:font-size-asian="12pt" style:font-style-asian="italic"/>
    </style:style>
    <style:style style:name="T17" style:family="text">
      <style:text-properties fo:color="#000000" loext:opacity="100%" style:font-name="Times New Roman" fo:font-size="12pt" fo:font-weight="bold" style:font-size-asian="12pt" style:font-weight-asian="bold" style:font-weight-complex="bold"/>
    </style:style>
    <style:style style:name="T18" style:family="text">
      <style:text-properties fo:color="#000000" loext:opacity="100%" style:font-name="Times New Roman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.002cm" style:run-through="foreground" style:wrap="left" style:number-wrapped-paragraphs="no-limit" style:wrap-contour="false" style:vertical-pos="from-top" style:vertical-rel="line" style:horizontal-pos="righ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СОЗДАНИЕ VLAN НА КОММУТАТОРЕ HUAWEI</text:span></text:p>
      <text:p text:style-name="P24"/>
      <text:p text:style-name="P25"><draw:custom-shape text:anchor-type="char" draw:z-index="0" draw:name="Врезка1" draw:style-name="gr1" draw:text-style-name="P43" svg:width="17.001cm" svg:height="6.465cm" svg:x="-0.002cm" svg:y="-0.002cm"><loext:table table:name="Таблица1" table:style-name="Таблица1"><loext:table-column table:style-name="Таблица1.A"/><loext:table-column table:style-name="Таблица1.B"/><loext:table-row table:style-name="Таблица1.1"><loext:table-cell table:style-name="Таблица1.A1" office:value-type="string"><text:p text:style-name="P12"><text:span text:style-name="T13">&lt;Huawei&gt; system-view</text:span></text:p></loext:table-cell><loext:table-cell table:style-name="Таблица1.A1" office:value-type="string"><text:p text:style-name="P12"><text:span text:style-name="T14">//переход в режим конфигурирования</text:span></text:p></loext:table-cell></loext:table-row><loext:table-row table:style-name="Таблица1.1"><loext:table-cell table:style-name="Таблица1.A1" office:value-type="string"><text:p text:style-name="P12"><text:span text:style-name="T13">[Huawei] vlan 20</text:span></text:p></loext:table-cell><loext:table-cell table:style-name="Таблица1.A1" office:value-type="string"><text:p text:style-name="P12"><text:span text:style-name="T14">//создание VLAN 20</text:span></text:p></loext:table-cell></loext:table-row><loext:table-row table:style-name="Таблица1.1"><loext:table-cell table:style-name="Таблица1.A1" office:value-type="string"><text:p text:style-name="P12"><text:span text:style-name="T13">[Huawei-vlan20] quit</text:span></text:p></loext:table-cell><loext:table-cell table:style-name="Таблица1.A1" office:value-type="string"><text:p text:style-name="P12"><text:span text:style-name="T14">//выход из режима конфигурирования VLAN</text:span></text:p></loext:table-cell></loext:table-row><loext:table-row table:style-name="Таблица1.1"><loext:table-cell table:style-name="Таблица1.A1" office:value-type="string"><text:p text:style-name="P12"><text:span text:style-name="T13">[Huawei] display vlan summary</text:span></text:p></loext:table-cell><loext:table-cell table:style-name="Таблица1.A1" office:value-type="string"><text:p text:style-name="P12"><text:span text:style-name="T14">//просмотр VLAN, созданных на коммутаторе</text:span></text:p></loext:table-cell></loext:table-row></loext:table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0"><text:span text:style-name="T1">НАЗНАЧЕНИЕ ИНТЕРФЕЙСОВ КОММУТАТОРА В VLAN</text:span>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"><text:span text:style-name="T15">[Huawei] interface gigabitethernet 0/0/1</text:span></text:p>
          </table:table-cell>
          <table:table-cell table:style-name="Таблица2.A1" office:value-type="string">
            <text:p text:style-name="P12"><text:span text:style-name="T16">//режим конфигурирования интерфейса</text:span></text:p>
          </table:table-cell>
        </table:table-row>
        <table:table-row table:style-name="Таблица2.1">
          <table:table-cell table:style-name="Таблица2.A1" office:value-type="string">
            <text:p text:style-name="P12"><text:span text:style-name="T15">[Huawei-interface gigabitethernet 0/0/1] port link-type access</text:span></text:p>
          </table:table-cell>
          <table:table-cell table:style-name="Таблица2.A1" office:value-type="string">
            <text:p text:style-name="P12"><text:span text:style-name="T16">//определение типа порта</text:span></text:p>
          </table:table-cell>
        </table:table-row>
        <table:table-row table:style-name="Таблица2.1">
          <table:table-cell table:style-name="Таблица2.A1" office:value-type="string">
            <text:p text:style-name="P12"><text:span text:style-name="T15">[Huawei-interface gigabitethernet 0/0/1] port default vlan 20</text:span></text:p>
          </table:table-cell>
          <table:table-cell table:style-name="Таблица2.A1" office:value-type="string">
            <text:p text:style-name="P12"><text:span text:style-name="T16">//привязка VLAN к порту</text:span></text:p>
          </table:table-cell>
        </table:table-row>
        <table:table-row table:style-name="Таблица2.1">
          <table:table-cell table:style-name="Таблица2.A1" office:value-type="string">
            <text:p text:style-name="P12"><text:span text:style-name="T15">[Huawei-interface gigabitethernet 0/0/1] quit</text:span></text:p>
          </table:table-cell>
          <table:table-cell table:style-name="Таблица2.A1" office:value-type="string">
            <text:p text:style-name="P12"><text:span text:style-name="T16">//выход из режима конфигурирования интерфейса</text:span></text:p>
          </table:table-cell>
        </table:table-row>
        <table:table-row table:style-name="Таблица2.1">
          <table:table-cell table:style-name="Таблица2.A1" office:value-type="string">
            <text:p text:style-name="P12"><text:span text:style-name="T15">[Huawei] display port vlan gigabitethernet 0/0/1</text:span></text:p>
          </table:table-cell>
          <table:table-cell table:style-name="Таблица2.A1" office:value-type="string">
            <text:p text:style-name="P12"><text:span text:style-name="T16">//просмотр VLAN на интерфейсе</text:span></text:p>
          </table:table-cell>
        </table:table-row>
      </table:table>
      <text:p text:style-name="P1"/>
      <text:p text:style-name="P1"/>
      <text:p text:style-name="P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2"><text:span text:style-name="T15">[Huawei] interface gigabitethernet 0/0/1</text:span></text:p>
          </table:table-cell>
          <table:table-cell table:style-name="Таблица3.A1" office:value-type="string">
            <text:p text:style-name="P12"><text:span text:style-name="T16">//режим конфигурирования интерфейса</text:span></text:p>
          </table:table-cell>
        </table:table-row>
        <table:table-row table:style-name="Таблица3.1">
          <table:table-cell table:style-name="Таблица3.A1" office:value-type="string">
            <text:p text:style-name="P12"><text:span text:style-name="T15">[Huawei-interface gigabitethernet 0/0/1] port link-type trunk</text:span></text:p>
          </table:table-cell>
          <table:table-cell table:style-name="Таблица3.A1" office:value-type="string">
            <text:p text:style-name="P12"><text:span text:style-name="T16">//определение типа порта</text:span></text:p>
          </table:table-cell>
        </table:table-row>
        <table:table-row table:style-name="Таблица3.1">
          <table:table-cell table:style-name="Таблица3.A1" office:value-type="string">
            <text:p text:style-name="P12"><text:span text:style-name="T15">[Huawei-interface gigabitethernet 0/0/1] port trunk allow-pass vlan 20</text:span></text:p>
          </table:table-cell>
          <table:table-cell table:style-name="Таблица3.A1" office:value-type="string">
            <text:p text:style-name="P12"><text:span text:style-name="T16">//привязка VLAN к порту</text:span></text:p>
          </table:table-cell>
        </table:table-row>
        <table:table-row table:style-name="Таблица3.1">
          <table:table-cell table:style-name="Таблица3.A1" office:value-type="string">
            <text:p text:style-name="P12"><text:span text:style-name="T15">[Huawei-interface gigabitethernet 0/0/1] quit</text:span></text:p>
          </table:table-cell>
          <table:table-cell table:style-name="Таблица3.A1" office:value-type="string">
            <text:p text:style-name="P12"><text:span text:style-name="T16">//выход из режима конфигурирования </text:span><text:soft-page-break/><text:span text:style-name="T16">интерфейса</text:span></text:p>
          </table:table-cell>
        </table:table-row>
        <table:table-row table:style-name="Таблица3.1">
          <table:table-cell table:style-name="Таблица3.A1" office:value-type="string">
            <text:p text:style-name="P12"><text:span text:style-name="T15">[Huawei] display port vlan gigabitethernet 0/0/1</text:span></text:p>
          </table:table-cell>
          <table:table-cell table:style-name="Таблица3.A1" office:value-type="string">
            <text:p text:style-name="P12"><text:span text:style-name="T16">//просмотр VLAN на интерфейсе</text:span></text:p>
          </table:table-cell>
        </table:table-row>
      </table:table>
      <text:p text:style-name="P1"/>
      <text:p text:style-name="P30"/>
      <text:p text:style-name="P20"><text:span text:style-name="T1">НАСТРОЙКА STP НА КОММУТАТОРАХ</text:span></text:p>
      <text:p text:style-name="P31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2"><text:span text:style-name="T15">&lt;SW2&gt; system-view</text:span></text:p>
          </table:table-cell>
          <table:table-cell table:style-name="Таблица4.A1" office:value-type="string">
            <text:p text:style-name="P12"><text:span text:style-name="T16">//переход в режим конфигурирования</text:span></text:p>
          </table:table-cell>
        </table:table-row>
        <table:table-row table:style-name="Таблица4.1">
          <table:table-cell table:style-name="Таблица4.A1" office:value-type="string">
            <text:p text:style-name="P12"><text:span text:style-name="T15">[SW2] stp</text:span><text:span text:style-name="T18"> </text:span><text:span text:style-name="T15">mode stp</text:span></text:p>
          </table:table-cell>
          <table:table-cell table:style-name="Таблица4.A1" office:value-type="string">
            <text:p text:style-name="P12"><text:span text:style-name="T16">//конфигурирование протокола STP</text:span></text:p>
          </table:table-cell>
        </table:table-row>
        <table:table-row table:style-name="Таблица4.1">
          <table:table-cell table:style-name="Таблица4.A1" office:value-type="string">
            <text:p text:style-name="P12"><text:span text:style-name="T15">[*SW2] stp</text:span><text:span text:style-name="T18"> </text:span><text:span text:style-name="T15">root primary</text:span></text:p>
          </table:table-cell>
          <table:table-cell table:style-name="Таблица4.A1" office:value-type="string">
            <text:p text:style-name="P12"><text:span text:style-name="T16">//определение коммутатора корневым</text:span></text:p>
          </table:table-cell>
        </table:table-row>
        <table:table-row table:style-name="Таблица4.1">
          <table:table-cell table:style-name="Таблица4.A1" office:value-type="string">
            <text:p text:style-name="P12"><text:span text:style-name="T15">[*SW2] stp</text:span><text:span text:style-name="T18"> </text:span><text:span text:style-name="T15">pathcost-standart</text:span><text:span text:style-name="T18"> </text:span><text:span text:style-name="T15">legacy</text:span></text:p>
          </table:table-cell>
          <table:table-cell table:style-name="Таблица4.A1" office:value-type="string">
            <text:p text:style-name="P12"><text:span text:style-name="T16">//определяем стоимость пути стандартным методом huawei</text:span></text:p>
          </table:table-cell>
        </table:table-row>
        <table:table-row table:style-name="Таблица4.1">
          <table:table-cell table:style-name="Таблица4.A1" office:value-type="string">
            <text:p text:style-name="P12"><text:span text:style-name="T15">[SW3] stp</text:span><text:span text:style-name="T18"> </text:span><text:span text:style-name="T15">mode stp</text:span></text:p>
          </table:table-cell>
          <table:table-cell table:style-name="Таблица4.A1" office:value-type="string">
            <text:p text:style-name="P13"/>
          </table:table-cell>
        </table:table-row>
        <table:table-row table:style-name="Таблица4.1">
          <table:table-cell table:style-name="Таблица4.A1" office:value-type="string">
            <text:p text:style-name="P12"><text:span text:style-name="T15">[*SW3] stp</text:span><text:span text:style-name="T18"> </text:span><text:span text:style-name="T15">root secondary</text:span></text:p>
          </table:table-cell>
          <table:table-cell table:style-name="Таблица4.A1" office:value-type="string">
            <text:p text:style-name="P12"><text:span text:style-name="T16">//определение резервного корневого коммутатора</text:span></text:p>
          </table:table-cell>
        </table:table-row>
        <table:table-row table:style-name="Таблица4.1">
          <table:table-cell table:style-name="Таблица4.A1" office:value-type="string">
            <text:p text:style-name="P12"><text:span text:style-name="T15">[*SW3] stp</text:span><text:span text:style-name="T18"> </text:span><text:span text:style-name="T15">pathcost-standart</text:span><text:span text:style-name="T18"> </text:span><text:span text:style-name="T15">legacy</text:span></text:p>
          </table:table-cell>
          <table:table-cell table:style-name="Таблица4.A1" office:value-type="string">
            <text:p text:style-name="P13"/>
          </table:table-cell>
        </table:table-row>
        <table:table-row table:style-name="Таблица4.1">
          <table:table-cell table:style-name="Таблица4.A1" office:value-type="string">
            <text:p text:style-name="P12"><text:span text:style-name="T15">[SW3 interface gigabitethernet</text:span><text:span text:style-name="T18"> </text:span><text:span text:style-name="T15">0/0/1</text:span></text:p>
          </table:table-cell>
          <table:table-cell table:style-name="Таблица4.A1" office:value-type="string">
            <text:p text:style-name="P12"><text:span text:style-name="T16">//режим конфигурирования интерфейса оконечного хоста</text:span></text:p>
          </table:table-cell>
        </table:table-row>
        <table:table-row table:style-name="Таблица4.1">
          <table:table-cell table:style-name="Таблица4.A1" office:value-type="string">
            <text:p text:style-name="P12"><text:span text:style-name="T15">[SW3-interface gigabitethernet</text:span><text:span text:style-name="T18"> </text:span><text:span text:style-name="T15">0/0/1] stp</text:span><text:span text:style-name="T18"> </text:span><text:span text:style-name="T15">disable</text:span></text:p>
          </table:table-cell>
          <table:table-cell table:style-name="Таблица4.A1" office:value-type="string">
            <text:p text:style-name="P12"><text:span text:style-name="T16">//выключение STP на порту</text:span></text:p>
          </table:table-cell>
        </table:table-row>
        <table:table-row table:style-name="Таблица4.1">
          <table:table-cell table:style-name="Таблица4.A1" office:value-type="string">
            <text:p text:style-name="P12"><text:span text:style-name="T15">[SW4] stp</text:span><text:span text:style-name="T18"> </text:span><text:span text:style-name="T15">mode stp</text:span></text:p>
          </table:table-cell>
          <table:table-cell table:style-name="Таблица4.A1" office:value-type="string">
            <text:p text:style-name="P13"/>
          </table:table-cell>
        </table:table-row>
        <table:table-row table:style-name="Таблица4.1">
          <table:table-cell table:style-name="Таблица4.A1" office:value-type="string">
            <text:p text:style-name="P12"><text:span text:style-name="T15">[*SW4] stp</text:span><text:span text:style-name="T18"> </text:span><text:span text:style-name="T15">pathcost-standart</text:span><text:span text:style-name="T18"> </text:span><text:span text:style-name="T15">legacy</text:span></text:p>
          </table:table-cell>
          <table:table-cell table:style-name="Таблица4.A1" office:value-type="string">
            <text:p text:style-name="P13"/>
          </table:table-cell>
        </table:table-row>
        <table:table-row table:style-name="Таблица4.1">
          <table:table-cell table:style-name="Таблица4.A1" office:value-type="string">
            <text:p text:style-name="P12"><text:span text:style-name="T15">[SW4] interface gigabitethernet</text:span><text:span text:style-name="T18"> </text:span><text:span text:style-name="T15">0/0/2</text:span></text:p>
          </table:table-cell>
          <table:table-cell table:style-name="Таблица4.A1" office:value-type="string">
            <text:p text:style-name="P12"><text:span text:style-name="T16">//режим конфигурирования избыточного интерфейса</text:span></text:p>
          </table:table-cell>
        </table:table-row>
        <table:table-row table:style-name="Таблица4.1">
          <table:table-cell table:style-name="Таблица4.A1" office:value-type="string">
            <text:p text:style-name="P12"><text:span text:style-name="T15">[SW4-interface gigabitethernet</text:span><text:span text:style-name="T18"> </text:span><text:span text:style-name="T15">0/0/2] stp</text:span><text:span text:style-name="T18"> </text:span><text:span text:style-name="T15">cost 10000</text:span></text:p>
          </table:table-cell>
          <table:table-cell table:style-name="Таблица4.A1" office:value-type="string">
            <text:p text:style-name="P12"><text:span text:style-name="T16">//определение стоимости 10000</text:span></text:p>
          </table:table-cell>
        </table:table-row>
        <table:table-row table:style-name="Таблица4.1">
          <table:table-cell table:style-name="Таблица4.A1" office:value-type="string">
            <text:p text:style-name="P12"><text:span text:style-name="T15">[SW4-interface gigabitethernet</text:span><text:span text:style-name="T18"> </text:span><text:span text:style-name="T15">0/0/2] quit</text:span></text:p>
          </table:table-cell>
          <table:table-cell table:style-name="Таблица4.A1" office:value-type="string">
            <text:p text:style-name="P13"/>
          </table:table-cell>
        </table:table-row>
        <table:table-row table:style-name="Таблица4.1">
          <table:table-cell table:style-name="Таблица4.A1" office:value-type="string">
            <text:p text:style-name="P12"><text:span text:style-name="T15">[SW4] interface gigabitethernet</text:span><text:span text:style-name="T18"> </text:span><text:span text:style-name="T15">0/0/1</text:span></text:p>
          </table:table-cell>
          <table:table-cell table:style-name="Таблица4.A1" office:value-type="string">
            <text:p text:style-name="P13"/>
          </table:table-cell>
        </table:table-row>
        <table:table-row table:style-name="Таблица4.1">
          <table:table-cell table:style-name="Таблица4.A1" office:value-type="string">
            <text:p text:style-name="P12"><text:span text:style-name="T15">[SW4-interface gigabitethernet</text:span><text:span text:style-name="T18"> </text:span><text:span text:style-name="T15">0/0/1] stp</text:span><text:span text:style-name="T18"> </text:span><text:span text:style-name="T15">disable</text:span></text:p>
          </table:table-cell>
          <table:table-cell table:style-name="Таблица4.A1" office:value-type="string">
            <text:p text:style-name="P13"/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12"><text:span text:style-name="T15">[SW1] stp</text:span><text:span text:style-name="T18"> </text:span><text:span text:style-name="T15">mode stp</text:span></text:p>
          </table:table-cell>
          <table:table-cell table:style-name="Таблица4.A1" office:value-type="string">
            <text:p text:style-name="P13"/>
          </table:table-cell>
        </table:table-row>
        <table:table-row table:style-name="Таблица4.1">
          <table:table-cell table:style-name="Таблица4.A1" office:value-type="string">
            <text:p text:style-name="P12"><text:span text:style-name="T15">[*SW1] stp</text:span><text:span text:style-name="T18"> </text:span><text:span text:style-name="T15">pathcost-standart</text:span><text:span text:style-name="T18"> </text:span><text:span text:style-name="T15">legacy</text:span></text:p>
          </table:table-cell>
          <table:table-cell table:style-name="Таблица4.A1" office:value-type="string">
            <text:p text:style-name="P13"/>
          </table:table-cell>
        </table:table-row>
        <table:table-row table:style-name="Таблица4.1">
          <table:table-cell table:style-name="Таблица4.A1" office:value-type="string">
            <text:p text:style-name="P12"><text:span text:style-name="T15">[SW1-SW4] stp enable</text:span></text:p>
          </table:table-cell>
          <table:table-cell table:style-name="Таблица4.A1" office:value-type="string">
            <text:p text:style-name="P12"><text:span text:style-name="T16">//запуск процесса STP</text:span><text:span text:style-name="T18"> </text:span><text:span text:style-name="T16">на всех коммутаторах</text:span></text:p>
          </table:table-cell>
        </table:table-row>
        <table:table-row table:style-name="Таблица4.1">
          <table:table-cell table:style-name="Таблица4.A1" office:value-type="string">
            <text:p text:style-name="P12"><text:span text:style-name="T15">[SW1-SW4] display stp brief</text:span></text:p>
          </table:table-cell>
          <table:table-cell table:style-name="Таблица4.A1" office:value-type="string">
            <text:p text:style-name="P12"><text:span text:style-name="T16">//просмотр STP</text:span></text:p>
          </table:table-cell>
        </table:table-row>
      </table:table>
      <text:p text:style-name="P31"/>
      <text:p text:style-name="P20"><text:span text:style-name="T1">НАСТРОЙКА PORT SECURITY НА КОММУТАТОРАХ</text:span></text:p>
      <text:p text:style-name="P1"/>
      <text:p text:style-name="P1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2"><text:span text:style-name="T15">&lt;SW1&gt; system-view</text:span></text:p>
          </table:table-cell>
          <table:table-cell table:style-name="Таблица5.A1" office:value-type="string">
            <text:p text:style-name="P13"/>
          </table:table-cell>
        </table:table-row>
        <table:table-row table:style-name="Таблица5.1">
          <table:table-cell table:style-name="Таблица5.A1" office:value-type="string">
            <text:p text:style-name="P12"><text:span text:style-name="T15">[SW1] interface gigabitethernet 0/0/1</text:span></text:p>
          </table:table-cell>
          <table:table-cell table:style-name="Таблица5.A1" office:value-type="string">
            <text:p text:style-name="P13"/>
          </table:table-cell>
        </table:table-row>
        <table:table-row table:style-name="Таблица5.1">
          <table:table-cell table:style-name="Таблица5.A1" office:value-type="string">
            <text:p text:style-name="P12"><text:span text:style-name="T15">[SW1-interface gigabitethernet 0/0/1] port-security enable</text:span></text:p>
          </table:table-cell>
          <table:table-cell table:style-name="Таблица5.A1" office:value-type="string">
            <text:p text:style-name="P12"><text:span text:style-name="T16">//включение режима port-security</text:span></text:p>
          </table:table-cell>
        </table:table-row>
        <table:table-row table:style-name="Таблица5.1">
          <table:table-cell table:style-name="Таблица5.A1" office:value-type="string">
            <text:p text:style-name="P12"><text:span text:style-name="T15">[SW1-interface gigabitethernet 0/0/1] port-security mac-address sticky</text:span></text:p>
          </table:table-cell>
          <table:table-cell table:style-name="Таблица5.A1" office:value-type="string">
            <text:p text:style-name="P12"><text:span text:style-name="T16">//включение запоминания MAC-адресов</text:span></text:p>
          </table:table-cell>
        </table:table-row>
        <table:table-row table:style-name="Таблица5.1">
          <table:table-cell table:style-name="Таблица5.A1" office:value-type="string">
            <text:p text:style-name="P12"><text:span text:style-name="T15">[SW1-interface gigabitethernet 0/0/1] port-security max-mac-num 2</text:span></text:p>
          </table:table-cell>
          <table:table-cell table:style-name="Таблица5.A1" office:value-type="string">
            <text:p text:style-name="P12"><text:span text:style-name="T16">//включение максимального кол-ва (2 адреса)</text:span></text:p>
          </table:table-cell>
        </table:table-row>
      </table:table>
      <text:p text:style-name="P1"/>
      <text:p text:style-name="P1"/>
      <text:p text:style-name="P11"><text:span text:style-name="T3">НАСТРОЙКА СТАТИЧЕСКИХ МАРШРУТОВ НА МАРШРУТИЗАТОРАХ HUAWEI</text:span></text:p>
      <text:p text:style-name="P1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2"><text:span text:style-name="T15">&lt;HUAWEI&gt; system-view</text:span></text:p>
          </table:table-cell>
          <table:table-cell table:style-name="Таблица6.A1" office:value-type="string">
            <text:p text:style-name="P12"><text:span text:style-name="T16">//переход в режим конфигурирования</text:span></text:p>
          </table:table-cell>
        </table:table-row>
        <table:table-row table:style-name="Таблица6.1">
          <table:table-cell table:style-name="Таблица6.A1" office:value-type="string">
            <text:p text:style-name="P12"><text:span text:style-name="T15">[HUAWEI] ip route-static 0.0.0.0 0.0.0.0 172.16.0.1</text:span></text:p>
          </table:table-cell>
          <table:table-cell table:style-name="Таблица6.A1" office:value-type="string">
            <text:p text:style-name="P12"><text:span text:style-name="T16">//добавление маршрута по-умолчанию</text:span></text:p>
          </table:table-cell>
        </table:table-row>
        <table:table-row table:style-name="Таблица6.1">
          <table:table-cell table:style-name="Таблица6.A1" office:value-type="string">
            <text:p text:style-name="P12"><text:span text:style-name="T15">[HUAWEI] ip route-static 192.168.1.0 mask  24 172.16.1.1 preference 20</text:span></text:p>
          </table:table-cell>
          <table:table-cell table:style-name="Таблица6.A1" office:value-type="string">
            <text:p text:style-name="P12"><text:span text:style-name="T16">//определение приоритета маршрута*</text:span></text:p>
          </table:table-cell>
        </table:table-row>
        <table:table-row table:style-name="Таблица6.1">
          <table:table-cell table:style-name="Таблица6.A1" office:value-type="string">
            <text:p text:style-name="P12"><text:span text:style-name="T15">[HUAWEI] display ip routing-table</text:span></text:p>
          </table:table-cell>
          <table:table-cell table:style-name="Таблица6.A1" office:value-type="string">
            <text:p text:style-name="P12"><text:span text:style-name="T16">//просмотр таблицы маршрутизации</text:span></text:p>
          </table:table-cell>
        </table:table-row>
        <table:table-row table:style-name="Таблица6.1">
          <table:table-cell table:style-name="Таблица6.A1" office:value-type="string">
            <text:p text:style-name="P12"><text:span text:style-name="T15">[HUAWEI] undo ip route-static 0.0.0.0 0.0.0.0 172.16.0.1</text:span></text:p>
          </table:table-cell>
          <table:table-cell table:style-name="Таблица6.A1" office:value-type="string">
            <text:p text:style-name="P12"><text:span text:style-name="T16">//удаление маршрута по-умолчанию</text:span></text:p>
          </table:table-cell>
        </table:table-row>
      </table:table>
      <text:p text:style-name="P1"/>
      <text:p text:style-name="P19"><text:span text:style-name="T5">*чем меньше значение preference, тем выше приоритет маршрута, по-умолчанию значение preference </text:span><text:span text:style-name="T6">60</text:span></text:p>
      <text:p text:style-name="P31"/>
      <text:p text:style-name="P19"><text:soft-page-break/><text:span text:style-name="T1">НАСТРОЙКА СТАТИЧЕСКОГО NAT НА МАРШРУТИЗАТОРАХ HUAWEI</text:span></text:p>
      <text:p text:style-name="P31"/>
      <text:p text:style-name="P2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2"><text:span text:style-name="T15">&lt;HUAWEI&gt; system-view</text:span></text:p>
          </table:table-cell>
          <table:table-cell table:style-name="Таблица7.A1" office:value-type="string">
            <text:p text:style-name="P12"><text:span text:style-name="T16">//переход в режим конфигурирования</text:span></text:p>
          </table:table-cell>
        </table:table-row>
        <table:table-row table:style-name="Таблица7.1">
          <table:table-cell table:style-name="Таблица7.A1" office:value-type="string">
            <text:p text:style-name="P12"><text:span text:style-name="T15">[HUAWEI] interface gigabitethernet 0/0/1</text:span></text:p>
          </table:table-cell>
          <table:table-cell table:style-name="Таблица7.A1" office:value-type="string">
            <text:p text:style-name="P12"><text:span text:style-name="T16">//режим конфигурирования интерфейса WAN</text:span></text:p>
          </table:table-cell>
        </table:table-row>
        <table:table-row table:style-name="Таблица7.1">
          <table:table-cell table:style-name="Таблица7.A1" office:value-type="string">
            <text:p text:style-name="P12"><text:span text:style-name="T15">[HUAWEI-interface gigabitethernet 0/0/1] nat static global 80.80.80.1 inside 192.168.1.1</text:span></text:p>
          </table:table-cell>
          <table:table-cell table:style-name="Таблица7.A1" office:value-type="string">
            <text:p text:style-name="P12"><text:span text:style-name="T16">//включение трансляции внутреннего адреса 192.168.1.1 во внешний 80.80.80.1</text:span></text:p>
          </table:table-cell>
        </table:table-row>
        <table:table-row table:style-name="Таблица7.1">
          <table:table-cell table:style-name="Таблица7.A1" office:value-type="string">
            <text:p text:style-name="P12"><text:span text:style-name="T15">[HUAWEI] display nat static</text:span></text:p>
          </table:table-cell>
          <table:table-cell table:style-name="Таблица7.A1" office:value-type="string">
            <text:p text:style-name="P12"><text:span text:style-name="T16">//просмотр таблицы NAT</text:span></text:p>
          </table:table-cell>
        </table:table-row>
      </table:table>
      <text:p text:style-name="P2"/>
      <text:p text:style-name="P19"><text:span text:style-name="T1">НАСТРОЙКА ДИНАМИЧЕСКОГО NAT НА МАРШРУТИЗАТОРАХ HUAWEI</text:span></text:p>
      <text:p text:style-name="P2"/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12"><text:span text:style-name="T15">&lt;HUAWEI&gt; system-view</text:span></text:p>
          </table:table-cell>
          <table:table-cell table:style-name="Таблица8.A1" office:value-type="string">
            <text:p text:style-name="P12"><text:span text:style-name="T16">//переход в режим конфигурирования</text:span></text:p>
          </table:table-cell>
        </table:table-row>
        <table:table-row table:style-name="Таблица8.1">
          <table:table-cell table:style-name="Таблица8.A1" office:value-type="string">
            <text:p text:style-name="P12"><text:span text:style-name="T15">[HUAWEI] acl number 999</text:span></text:p>
          </table:table-cell>
          <table:table-cell table:style-name="Таблица8.A1" office:value-type="string">
            <text:p text:style-name="P12"><text:span text:style-name="T16">//создаем access-list</text:span></text:p>
          </table:table-cell>
        </table:table-row>
        <table:table-row table:style-name="Таблица8.1">
          <table:table-cell table:style-name="Таблица8.A1" office:value-type="string">
            <text:p text:style-name="P12"><text:span text:style-name="T15">[HUAWEI-acl-basic-999] rule 10 permit source 192.168.1.0 0.0.0.255</text:span></text:p>
          </table:table-cell>
          <table:table-cell table:style-name="Таблица8.A1" office:value-type="string">
            <text:p text:style-name="P12"><text:span text:style-name="T16">//добавляем диапазон внутренних IP-адресов для трансляции с указанием обратной маски подсети</text:span></text:p>
          </table:table-cell>
        </table:table-row>
        <table:table-row table:style-name="Таблица8.1">
          <table:table-cell table:style-name="Таблица8.A1" office:value-type="string">
            <text:p text:style-name="P12"><text:span text:style-name="T15">[HUAWEI-acl-basic-999] quit</text:span></text:p>
          </table:table-cell>
          <table:table-cell table:style-name="Таблица8.A1" office:value-type="string">
            <text:p text:style-name="P14"/>
          </table:table-cell>
        </table:table-row>
        <table:table-row table:style-name="Таблица8.1">
          <table:table-cell table:style-name="Таблица8.A1" office:value-type="string">
            <text:p text:style-name="P12"><text:span text:style-name="T15">[HUAWEI] nat address-group 1 80.80.80.1 80.80.80.3</text:span></text:p>
          </table:table-cell>
          <table:table-cell table:style-name="Таблица8.A1" office:value-type="string">
            <text:p text:style-name="P12"><text:span text:style-name="T16">//создаем диапазон внешних IP-адресов</text:span></text:p>
          </table:table-cell>
        </table:table-row>
        <table:table-row table:style-name="Таблица8.1">
          <table:table-cell table:style-name="Таблица8.A1" office:value-type="string">
            <text:p text:style-name="P12"><text:span text:style-name="T15">[HUAWEI-interface gigabitethernet 0/0/1] nat outbound 999 address-group 1 no-pat</text:span></text:p>
          </table:table-cell>
          <table:table-cell table:style-name="Таблица8.A1" office:value-type="string">
            <text:p text:style-name="P12"><text:span text:style-name="T16">//включение динамической трансляции на WAN интерфейсе без преобразования портов</text:span></text:p>
          </table:table-cell>
        </table:table-row>
        <table:table-row table:style-name="Таблица8.1">
          <table:table-cell table:style-name="Таблица8.A1" office:value-type="string">
            <text:p text:style-name="P12"><text:span text:style-name="T15">[HUAWEI] display nat address-group 1</text:span></text:p>
          </table:table-cell>
          <table:table-cell table:style-name="Таблица8.A1" office:value-type="string">
            <text:p text:style-name="P12"><text:span text:style-name="T16">//просмотр диапазона внешних адресов</text:span></text:p>
          </table:table-cell>
        </table:table-row>
        <table:table-row table:style-name="Таблица8.1">
          <table:table-cell table:style-name="Таблица8.A1" office:value-type="string">
            <text:p text:style-name="P12"><text:span text:style-name="T15">[HUAWEI] display nat outbound</text:span></text:p>
          </table:table-cell>
          <table:table-cell table:style-name="Таблица8.A1" office:value-type="string">
            <text:p text:style-name="P12"><text:span text:style-name="T16">//информация об исходящем NAT</text:span></text:p>
          </table:table-cell>
        </table:table-row>
      </table:table>
      <text:p text:style-name="P2"/>
      <text:p text:style-name="P2"/>
      <text:p text:style-name="P19"><text:soft-page-break/><text:span text:style-name="T6">OSPF </text:span><text:span text:style-name="T5">– протокол динамической маршрутизации, используемый для передачи информации в пределах одной автономной системы (IGP протокол), основан на алгоритме Link State (состояние связей).</text:span></text:p>
      <text:list xml:id="list3052837992" text:style-name="WWNum1">
        <text:list-item>
          <text:p text:style-name="P21"><text:span text:style-name="T10"> </text:span></text:p>
        </text:list-item>
        <text:list-item>
          <text:p text:style-name="P21"><text:span text:style-name="T6">OSPF</text:span><text:span text:style-name="T5"> инкапсулируется в IP. Номер протокола 89</text:span></text:p>
        </text:list-item>
        <text:list-item>
          <text:p text:style-name="P21"><text:span text:style-name="T5">Для передачи пакетов использует мультикастовые адреса:</text:span></text:p>
        </text:list-item>
        <text:list-item>
          <text:p text:style-name="P21"><text:span text:style-name="T5">- 224.0.0.5 все маршрутизаторы OSPF</text:span></text:p>
        </text:list-item>
        <text:list-item>
          <text:p text:style-name="P21"><text:span text:style-name="T5">- 224.0.0.6 все DR (выделенный маршрутизатор)</text:span></text:p>
        </text:list-item>
        <text:list-item>
          <text:p text:style-name="P21"><text:span text:style-name="T10"> </text:span></text:p>
        </text:list-item>
        <text:list-item>
          <text:p text:style-name="P21"><text:span text:style-name="T5">Базовые термины </text:span><text:span text:style-name="T6">OSPF</text:span><text:span text:style-name="T5">:</text:span></text:p>
        </text:list-item>
        <text:list-item>
          <text:p text:style-name="P21"><text:span text:style-name="T5">Идентификатор маршрутизатора (router ID, RID) — уникальное 32-битовое число, которое уникально идентифицирует маршрутизатор в пределах одной автономной системы</text:span></text:p>
        </text:list-item>
        <text:list-item>
          <text:p text:style-name="P21"><text:span text:style-name="T5">Зона (area) — совокупность сетей и маршрутизаторов, имеющих один и тот же идентификатор зоны</text:span></text:p>
        </text:list-item>
        <text:list-item>
          <text:p text:style-name="P21"><text:span text:style-name="T5">Объявление о состоянии канала (link-state advertisement, LSA) — единица данных, которая описывает локальное состояние маршрутизатора или сети. Например, для маршрутизатора LSA включает описание состояния каналов и отношений соседства. Множество всех LSA, описывающих маршрутизаторы и сети, образуют базу данных состояния каналов (LSDB).</text:span></text:p>
        </text:list-item>
        <text:list-item>
          <text:p text:style-name="P21"><text:span text:style-name="T5">База данных состояния каналов (link state database, LSDB) — список всех записей о состоянии каналов (LSA). Встречается также термин топологическая база данных (topological database), употребляется как синоним базы данных состояния каналов</text:span></text:p>
        </text:list-item>
        <text:list-item>
          <text:p text:style-name="P21"><text:span text:style-name="T9"> </text:span></text:p>
        </text:list-item>
      </text:list>
      <text:p text:style-name="P2"/>
      <text:p text:style-name="P19"><text:span text:style-name="T6">СОСТОЯНИЕ СОСЕДСТВА OSPF</text:span></text:p>
      <text:list xml:id="list2021799247" text:style-name="WWNum2">
        <text:list-item>
          <text:p text:style-name="P22"><text:span text:style-name="T6">Down</text:span><text:span text:style-name="T5"> — начальное состояние процесса обнаружения соседей. Это состояние указывает на то, что от соседей не была получена свежая информация. В NBMA сетях Hello-пакеты могут отправляться и соседям в состоянии Down, однако с меньшей частотой (PollInterval)Attempt — это состояние имеет смысл только для соседей, которые присоединены к NBMA сетям. Оно указывает на то, что от соседа не была получена свежая информация и что нужно сделать попытку связаться с соседом. Это делается путём отправки соседу сообщений Hello с промежутком времени Hello Interval (в Cisco в этом состоянии сообщения Hello отправляются каждый PollInterval. Имеет смысл для соседей в NBMA сетях, которые заданы командой neighbor)</text:span></text:p>
        </text:list-item>
        <text:list-item>
          <text:p text:style-name="P22"><text:span text:style-name="T6">Init</text:span><text:span text:style-name="T5"> — состояние, в котором находится маршрутизатор, отправивший своему соседу hello и ожидающий от него ответного hello</text:span></text:p>
        </text:list-item>
        <text:list-item>
          <text:p text:style-name="P22"><text:span text:style-name="T6">Two-way</text:span><text:span text:style-name="T5"> — при получении ответных hello маршрутизатор должен увидеть в них свой RID в списке соседей. Если это так, то он устанавливает отношения и переходит в </text:span><text:soft-page-break/><text:span text:style-name="T5">состояние two-wayКогда в широковещательном сегменте более 3х маршрутизаторов, то в этом состоянии остаются между собой маршрутизаторы DROTHER</text:span></text:p>
        </text:list-item>
        <text:list-item>
          <text:p text:style-name="P22"><text:span text:style-name="T6">Exstart</text:span><text:span text:style-name="T5"> — маршрутизаторы определяют Master/Slave отношения на основании Router ID. Маршрутизатор с высшим RID становится Master-маршрутизатором, который определяет DD Sequence number, а также первым начинает обмен DD-пакетами</text:span></text:p>
        </text:list-item>
        <text:list-item>
          <text:p text:style-name="P22"><text:span text:style-name="T6">Exchange</text:span><text:span text:style-name="T5"> — маршрутизаторы посылают друг другу database description пакеты (DD) с информацией о сетях, содержащихся в их собственной LSDB</text:span></text:p>
        </text:list-item>
        <text:list-item>
          <text:p text:style-name="P22"><text:span text:style-name="T6">Loading</text:span><text:span text:style-name="T5"> — Если маршрутизатор видит, что части маршрутов нет в его LSDB, он посылает сообщение LSR с перечислением тех сетей, по которым он хочет получить дополнительную информацию.  Пока маршрутизатор находится в ожидании ответа в виде LSU сообщений, он пребывает в состоянии Loading</text:span></text:p>
        </text:list-item>
        <text:list-item>
          <text:p text:style-name="P22"><text:span text:style-name="T6">Full</text:span><text:span text:style-name="T5"> — Когда маршрутизатор получил всю информацию и LSDB на обоих маршрутизаторах синхронизирована, оба маршрутизатора переходят в состояние fully adjacent (FULL).</text:span></text:p>
        </text:list-item>
      </text:list>
      <text:p text:style-name="P26"/>
      <text:p text:style-name="P19"><text:span text:style-name="T7">НАСТРОЙКА ПРОТОКОЛА OSPF НА МАРШРУТИЗАТОРАХ HUAWEI</text:span></text:p>
      <text:p text:style-name="P26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2"><text:span text:style-name="T15">&lt;HUAWEI&gt; system-view</text:span></text:p>
          </table:table-cell>
          <table:table-cell table:style-name="Таблица9.A1" office:value-type="string">
            <text:p text:style-name="P12"><text:span text:style-name="T16">//переход в режим конфигурирования</text:span></text:p>
          </table:table-cell>
        </table:table-row>
        <table:table-row table:style-name="Таблица9.1">
          <table:table-cell table:style-name="Таблица9.A1" office:value-type="string">
            <text:p text:style-name="P12"><text:span text:style-name="T15">[HUAWEI] ospf 1 router-id 1.1.1.1</text:span></text:p>
          </table:table-cell>
          <table:table-cell table:style-name="Таблица9.A1" office:value-type="string">
            <text:p text:style-name="P12"><text:span text:style-name="T16">//включение процесса OSPF и назначение router-id</text:span></text:p>
          </table:table-cell>
        </table:table-row>
        <table:table-row table:style-name="Таблица9.1">
          <table:table-cell table:style-name="Таблица9.A1" office:value-type="string">
            <text:p text:style-name="P12"><text:span text:style-name="T15">[HUAWEI-ospf-1] area 0</text:span></text:p>
          </table:table-cell>
          <table:table-cell table:style-name="Таблица9.A1" office:value-type="string">
            <text:p text:style-name="P12"><text:span text:style-name="T16">//конфигурирование магистральной зоны (area 0)</text:span></text:p>
          </table:table-cell>
        </table:table-row>
        <table:table-row table:style-name="Таблица9.1">
          <table:table-cell table:style-name="Таблица9.A1" office:value-type="string">
            <text:p text:style-name="P12"><text:span text:style-name="T15">[HUAWEI-ospf-1-area 0] network 192.168.1.0</text:span></text:p>
          </table:table-cell>
          <table:table-cell table:style-name="Таблица9.A1" office:value-type="string">
            <text:p text:style-name="P12"><text:span text:style-name="T16">//анонсирование сетей в OSPF</text:span></text:p>
          </table:table-cell>
        </table:table-row>
        <table:table-row table:style-name="Таблица9.1">
          <table:table-cell table:style-name="Таблица9.A1" office:value-type="string">
            <text:p text:style-name="P12"><text:span text:style-name="T15">[HUAWEI] display ospf peer</text:span></text:p>
          </table:table-cell>
          <table:table-cell table:style-name="Таблица9.A1" office:value-type="string">
            <text:p text:style-name="P12"><text:span text:style-name="T16">//просмотр OSPF соседей</text:span></text:p>
          </table:table-cell>
        </table:table-row>
        <table:table-row table:style-name="Таблица9.1">
          <table:table-cell table:style-name="Таблица9.A1" office:value-type="string">
            <text:p text:style-name="P12"><text:span text:style-name="T15">[HUAWEI] display ip routing-table</text:span></text:p>
          </table:table-cell>
          <table:table-cell table:style-name="Таблица9.A1" office:value-type="string">
            <text:p text:style-name="P12"><text:span text:style-name="T16">//просмотр таблицы маршрутизации</text:span></text:p>
          </table:table-cell>
        </table:table-row>
        <table:table-row table:style-name="Таблица9.1">
          <table:table-cell table:style-name="Таблица9.A1" office:value-type="string">
            <text:p text:style-name="P12"><text:span text:style-name="T15">[HUAWEI] display ospf interface</text:span></text:p>
          </table:table-cell>
          <table:table-cell table:style-name="Таблица9.A1" office:value-type="string">
            <text:p text:style-name="P12"><text:span text:style-name="T16">//просмотр информации об интерфейсах, задействованных в OSPF</text:span></text:p>
          </table:table-cell>
        </table:table-row>
      </table:table>
      <text:p text:style-name="P26"/>
      <text:p text:style-name="P23"><text:span text:style-name="T6">СОСТОЯНИЯ СОСЕДСТВА BGP</text:span></text:p>
      <text:list xml:id="list3400807397" text:style-name="WWNum3">
        <text:list-item>
          <text:p text:style-name="P32"><text:span text:style-name="T6">Idle</text:span><text:span text:style-name="T5"> — начальное состояние, ничего не происходит. BGP-сессия может висеть в состоянии IDLE, если нет маршрута к соседу.</text:span></text:p>
        </text:list-item>
        <text:list-item>
          <text:p text:style-name="P32"><text:span text:style-name="T6">Connect</text:span><text:span text:style-name="T5"> — маршрутизатор слушает TCP пакеты на 179 порт. В таком состоянии находится очень мало.</text:span></text:p>
        </text:list-item>
        <text:list-item>
          <text:p text:style-name="P32"><text:soft-page-break/><text:span text:style-name="T6">Active</text:span><text:span text:style-name="T5"> — маршрутизатор отправил TCP с флагом SYN на 179 порт соседу и ждет ответа. BGP-сессия может зависнуть, если:</text:span></text:p>
        </text:list-item>
        <text:list-item>
          <text:p text:style-name="P32"><text:span text:style-name="T5">не совпали IP-адреса с соседом;</text:span></text:p>
        </text:list-item>
        <text:list-item>
          <text:p text:style-name="P32"><text:span text:style-name="T5">нет связности между соседями;</text:span></text:p>
        </text:list-item>
        <text:list-item>
          <text:p text:style-name="P32"><text:span text:style-name="T5">не запущен BGP у соседа;</text:span></text:p>
        </text:list-item>
        <text:list-item>
          <text:p text:style-name="P32"><text:span text:style-name="T5">не проходит 179 порт, например из-за access-list.</text:span></text:p>
        </text:list-item>
        <text:list-item>
          <text:p text:style-name="P32"><text:span text:style-name="T6">Open</text:span><text:span text:style-name="T5"> — сразу после установления TCP-сессии отправляется сообщение OPEN для установления отношений соседства и обмена базовыми параметрами:</text:span></text:p>
        </text:list-item>
        <text:list-item>
          <text:p text:style-name="P32"><text:span text:style-name="T5">версия протокола; </text:span></text:p>
        </text:list-item>
        <text:list-item>
          <text:p text:style-name="P32"><text:span text:style-name="T5">номер AS (номера автономных систем должны совпадать;</text:span></text:p>
        </text:list-item>
        <text:list-item>
          <text:p text:style-name="P32"><text:span text:style-name="T5">Hold Timer (максимальное время в секундах между сообщениями keepalive и update);</text:span></text:p>
        </text:list-item>
        <text:list-item>
          <text:p text:style-name="P32"><text:span text:style-name="T5">Router ID (должны различаться). </text:span></text:p>
        </text:list-item>
        <text:list-item>
          <text:p text:style-name="P32"><text:span text:style-name="T5">Open sent – маршрутизатор отправил сообщение Open и ждет ответа;</text:span></text:p>
        </text:list-item>
        <text:list-item>
          <text:p text:style-name="P32"><text:span text:style-name="T5">Open confirm – маршрутизатор получил в ответ сообщение Open и затем отправляет сообщение Keepalive. </text:span></text:p>
        </text:list-item>
        <text:list-item>
          <text:p text:style-name="P32"><text:span text:style-name="T6">Established</text:span><text:span text:style-name="T5"> — соседство установлено. Далее маршрутизаторы начинают обмен маршрутной информацией, отправляют сообщения Update. </text:span></text:p>
        </text:list-item>
      </text:list>
      <text:p text:style-name="P27"/>
      <text:p text:style-name="P28"/>
      <text:p text:style-name="P28"/>
      <text:p text:style-name="P28"/>
      <text:p text:style-name="P34"><text:span text:style-name="T6">НАСТРОЙКА ПРОТОКОЛА BGP НА МАРШРУТИЗАТОРАХ HUAWEI</text:span></text:p>
      <text:p text:style-name="P27"/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17"><text:span text:style-name="T15">&lt;HUAWEI&gt; system-view</text:span></text:p>
          </table:table-cell>
          <table:table-cell table:style-name="Таблица10.A1" office:value-type="string">
            <text:p text:style-name="P17"><text:span text:style-name="T16">//переход в режим конфигурирования</text:span></text:p>
          </table:table-cell>
        </table:table-row>
        <table:table-row table:style-name="Таблица10.1">
          <table:table-cell table:style-name="Таблица10.A1" office:value-type="string">
            <text:p text:style-name="P17"><text:span text:style-name="T15">[HUAWEI] interface loopback 0</text:span></text:p>
          </table:table-cell>
          <table:table-cell table:style-name="Таблица10.A1" office:value-type="string">
            <text:p text:style-name="P17"><text:span text:style-name="T16">//создание loopback интерфейса</text:span></text:p>
          </table:table-cell>
        </table:table-row>
        <table:table-row table:style-name="Таблица10.1">
          <table:table-cell table:style-name="Таблица10.A1" office:value-type="string">
            <text:p text:style-name="P17"><text:span text:style-name="T15">[HUAWEI-interface loopback 0] ip address 1.1.1.1 24</text:span></text:p>
          </table:table-cell>
          <table:table-cell table:style-name="Таблица10.A1" office:value-type="string">
            <text:p text:style-name="P17"><text:span text:style-name="T16">//конфигурирование интерфейсов</text:span></text:p>
          </table:table-cell>
        </table:table-row>
        <table:table-row table:style-name="Таблица10.1">
          <table:table-cell table:style-name="Таблица10.A1" office:value-type="string">
            <text:p text:style-name="P17"><text:span text:style-name="T15">[HUAWEI] bgp 62001</text:span></text:p>
          </table:table-cell>
          <table:table-cell table:style-name="Таблица10.A1" office:value-type="string">
            <text:p text:style-name="P17"><text:span text:style-name="T16">//создание процесса BGP с ASN 62001</text:span></text:p>
          </table:table-cell>
        </table:table-row>
        <table:table-row table:style-name="Таблица10.1">
          <table:table-cell table:style-name="Таблица10.A1" office:value-type="string">
            <text:p text:style-name="P17"><text:span text:style-name="T15">[HUAWEI-bgp] router-id 1.1.1.1</text:span></text:p>
          </table:table-cell>
          <table:table-cell table:style-name="Таблица10.A1" office:value-type="string">
            <text:p text:style-name="P17"><text:span text:style-name="T16">//назначение router-id</text:span></text:p>
          </table:table-cell>
        </table:table-row>
        <table:table-row table:style-name="Таблица10.1">
          <table:table-cell table:style-name="Таблица10.A1" office:value-type="string">
            <text:p text:style-name="P17"><text:span text:style-name="T15">[HUAWEI-bgp] peer 80.80.80.2 as-number 62002</text:span></text:p>
          </table:table-cell>
          <table:table-cell table:style-name="Таблица10.A1" office:value-type="string">
            <text:p text:style-name="P17"><text:span text:style-name="T16">//добавление BGP-соседа</text:span></text:p>
          </table:table-cell>
        </table:table-row>
        <text:soft-page-break/>
        <table:table-row table:style-name="Таблица10.1">
          <table:table-cell table:style-name="Таблица10.A1" office:value-type="string">
            <text:p text:style-name="P17"><text:span text:style-name="T15">[HUAWEI-bgp] graceful-restart</text:span></text:p>
          </table:table-cell>
          <table:table-cell table:style-name="Таблица10.A1" office:value-type="string">
            <text:p text:style-name="P17"><text:span text:style-name="T16">//плавный перезапуск BGP маршрутов</text:span></text:p>
          </table:table-cell>
        </table:table-row>
        <table:table-row table:style-name="Таблица10.1">
          <table:table-cell table:style-name="Таблица10.A1" office:value-type="string">
            <text:p text:style-name="P17"><text:span text:style-name="T15">[HUAWEI-bgp] peer 80.80.80.2 description Rostelecom</text:span></text:p>
          </table:table-cell>
          <table:table-cell table:style-name="Таблица10.A1" office:value-type="string">
            <text:p text:style-name="P17"><text:span text:style-name="T16">//подпись соседа</text:span></text:p>
          </table:table-cell>
        </table:table-row>
        <table:table-row table:style-name="Таблица10.1">
          <table:table-cell table:style-name="Таблица10.A1" office:value-type="string">
            <text:p text:style-name="P17"><text:span text:style-name="T15">[HUAWEI-bgp] ipv4-family unicast</text:span></text:p>
          </table:table-cell>
          <table:table-cell table:style-name="Таблица10.A1" office:value-type="string">
            <text:p text:style-name="P17"><text:span text:style-name="T16">//режим конфигурирования маршрутов</text:span></text:p>
          </table:table-cell>
        </table:table-row>
        <table:table-row table:style-name="Таблица10.1">
          <table:table-cell table:style-name="Таблица10.A1" office:value-type="string">
            <text:p text:style-name="P17"><text:span text:style-name="T15">[HUAWEI-af-ipv4] peer 80.80.80.2 enable</text:span></text:p>
          </table:table-cell>
          <table:table-cell table:style-name="Таблица10.A1" office:value-type="string">
            <text:p text:style-name="P17"><text:span text:style-name="T16">//включение соседа</text:span></text:p>
          </table:table-cell>
        </table:table-row>
        <table:table-row table:style-name="Таблица10.1">
          <table:table-cell table:style-name="Таблица10.A1" office:value-type="string">
            <text:p text:style-name="P17"><text:span text:style-name="T15">[HUAWEI-af-ipv4] network 192.168.1.0 24</text:span></text:p>
          </table:table-cell>
          <table:table-cell table:style-name="Таблица10.A1" office:value-type="string">
            <text:p text:style-name="P17"><text:span text:style-name="T16">//анонсирование сетей в BGP</text:span></text:p>
          </table:table-cell>
        </table:table-row>
        <table:table-row table:style-name="Таблица10.1">
          <table:table-cell table:style-name="Таблица10.A1" office:value-type="string">
            <text:p text:style-name="P17"><text:span text:style-name="T15">[HUAWEI-af-ipv4] peer 80.80.80.2 ip-prefix № import</text:span></text:p>
          </table:table-cell>
          <table:table-cell table:style-name="Таблица10.A1" office:value-type="string">
            <text:p text:style-name="P17"><text:span text:style-name="T16">//применение фильтрации входящих маршрутов</text:span></text:p>
          </table:table-cell>
        </table:table-row>
        <table:table-row table:style-name="Таблица10.1">
          <table:table-cell table:style-name="Таблица10.A1" office:value-type="string">
            <text:p text:style-name="P17"><text:span text:style-name="T15">[HUAWEI-af-ipv4] peer 80.80.80.2 ip-prefix № export</text:span></text:p>
          </table:table-cell>
          <table:table-cell table:style-name="Таблица10.A1" office:value-type="string">
            <text:p text:style-name="P17"><text:span text:style-name="T16">//применение фильтрации исходящих маршрутов</text:span></text:p>
          </table:table-cell>
        </table:table-row>
        <table:table-row table:style-name="Таблица10.1">
          <table:table-cell table:style-name="Таблица10.A1" office:value-type="string">
            <text:p text:style-name="P17"><text:span text:style-name="T15">[HUAWEI] ip ip-prefix № permit 10.10.10.0 24</text:span></text:p>
          </table:table-cell>
          <table:table-cell table:style-name="Таблица10.A1" table:number-rows-spanned="2" office:value-type="string">
            <text:p text:style-name="P17"><text:span text:style-name="T16">//создание префикс-листа, разрешающего сеть 10.10.10.0/24 и запрещающего все остальное</text:span></text:p>
          </table:table-cell>
        </table:table-row>
        <table:table-row table:style-name="Таблица10.1">
          <table:table-cell table:style-name="Таблица10.A1" office:value-type="string">
            <text:p text:style-name="P17"><text:span text:style-name="T15">[HUAWEI] ip ip-prefix № deny 0.0.0.0 0</text:span></text:p>
          </table:table-cell>
          <table:covered-table-cell table:style-name="Таблица10.A1"/>
        </table:table-row>
        <table:table-row table:style-name="Таблица10.1">
          <table:table-cell table:style-name="Таблица10.A1" office:value-type="string">
            <text:p text:style-name="P17"><text:span text:style-name="T15">[HUAWEI-bgp] peer 80.80.80.2 preferred-value 300</text:span></text:p>
          </table:table-cell>
          <table:table-cell table:style-name="Таблица10.A1" office:value-type="string">
            <text:p text:style-name="P17"><text:span text:style-name="T16">//установка соседу значения localpref 300</text:span></text:p>
          </table:table-cell>
        </table:table-row>
        <table:table-row table:style-name="Таблица10.1">
          <table:table-cell table:style-name="Таблица10.A1" office:value-type="string">
            <text:p text:style-name="P16"/>
          </table:table-cell>
          <table:table-cell table:style-name="Таблица10.A1" office:value-type="string">
            <text:p text:style-name="P16"/>
          </table:table-cell>
        </table:table-row>
      </table:table>
      <text:p text:style-name="P29"/>
      <text:p text:style-name="P29"/>
      <text:p text:style-name="P37"><text:span text:style-name="T3">НАСТРОЙКА DHCP-СЕРВЕРА НА МАРШРУТИЗАТОРАХ И КОММУТАТОРАХ HUAWEI</text:span></text:p>
      <text:p text:style-name="P38"/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8"><text:span text:style-name="T9">&lt;HUAWEI&gt; system-view</text:span></text:p>
          </table:table-cell>
          <table:table-cell table:style-name="Таблица11.A1" office:value-type="string">
            <text:p text:style-name="P8"><text:span text:style-name="T9">//переход в режим конфигурирования</text:span></text:p>
          </table:table-cell>
        </table:table-row>
        <table:table-row table:style-name="Таблица11.1">
          <table:table-cell table:style-name="Таблица11.A1" office:value-type="string">
            <text:p text:style-name="P8"><text:span text:style-name="T9">[HUAWEI] dhcp enable</text:span></text:p>
          </table:table-cell>
          <table:table-cell table:style-name="Таблица11.A1" office:value-type="string">
            <text:p text:style-name="P8"><text:span text:style-name="T9">//включение сервиса DHCP</text:span></text:p>
          </table:table-cell>
        </table:table-row>
        <table:table-row table:style-name="Таблица11.1">
          <table:table-cell table:style-name="Таблица11.A1" office:value-type="string">
            <text:p text:style-name="P8"><text:span text:style-name="T9">[HUAWEI] interface gigabitethernet 0/0/0</text:span></text:p>
          </table:table-cell>
          <table:table-cell table:style-name="Таблица11.A1" office:value-type="string">
            <text:p text:style-name="P8"><text:span text:style-name="T9">//режим конфигурирования интерфейса</text:span></text:p>
          </table:table-cell>
        </table:table-row>
        <table:table-row table:style-name="Таблица11.4">
          <table:table-cell table:style-name="Таблица11.A1" office:value-type="string">
            <text:p text:style-name="P8"><text:span text:style-name="T9">[HUAWEI-gigabitethernet-0/0/0] ip address 10.10.10.0 24</text:span></text:p>
          </table:table-cell>
          <table:table-cell table:style-name="Таблица11.A1" office:value-type="string">
            <text:p text:style-name="P8"><text:span text:style-name="T9">//назначение шлюза по-умолчанию для клиента и диапазона IP-адресов</text:span></text:p>
          </table:table-cell>
        </table:table-row>
        <table:table-row table:style-name="Таблица11.1">
          <table:table-cell table:style-name="Таблица11.A1" office:value-type="string">
            <text:p text:style-name="P8"><text:span text:style-name="T9">[HUAWEI-gigabitethernet-0/0/0] dhcp select interface</text:span></text:p>
          </table:table-cell>
          <table:table-cell table:style-name="Таблица11.A1" office:value-type="string">
            <text:p text:style-name="P8"><text:span text:style-name="T9">//создание dhcp-сервера на интерфейсе</text:span></text:p>
          </table:table-cell>
        </table:table-row>
        <table:table-row table:style-name="Таблица11.1">
          <table:table-cell table:style-name="Таблица11.A1" office:value-type="string">
            <text:p text:style-name="P8"><text:span text:style-name="T9">[HUAWEI] display ip pool</text:span></text:p>
          </table:table-cell>
          <table:table-cell table:style-name="Таблица11.A1" office:value-type="string">
            <text:p text:style-name="P8"><text:span text:style-name="T9">//просмотр пула IP-адресов</text:span></text:p>
          </table:table-cell>
        </table:table-row>
        <text:soft-page-break/>
        <table:table-row table:style-name="Таблица11.1">
          <table:table-cell table:style-name="Таблица11.A1" office:value-type="string">
            <text:p text:style-name="P8"><text:span text:style-name="T9">[HUAWEI] ip pool pool_name</text:span></text:p>
          </table:table-cell>
          <table:table-cell table:style-name="Таблица11.A1" office:value-type="string">
            <text:p text:style-name="P8"><text:span text:style-name="T9">//создание глобального пула IP-адресов</text:span></text:p>
          </table:table-cell>
        </table:table-row>
        <table:table-row table:style-name="Таблица11.1">
          <table:table-cell table:style-name="Таблица11.A1" office:value-type="string">
            <text:p text:style-name="P8"><text:span text:style-name="T9">[HUAWEI-ip-pool-pool-name] network 11.11.11.0 mask 24</text:span></text:p>
          </table:table-cell>
          <table:table-cell table:style-name="Таблица11.A1" office:value-type="string">
            <text:p text:style-name="P8"><text:span text:style-name="T9">//добавление диапазона адресов</text:span></text:p>
          </table:table-cell>
        </table:table-row>
        <table:table-row table:style-name="Таблица11.4">
          <table:table-cell table:style-name="Таблица11.A1" office:value-type="string">
            <text:p text:style-name="P8"><text:span text:style-name="T9">[HUAWEI-ip-pool-pool-name] excluded-ip-address 11.11.11.2 11.11.11.4</text:span></text:p>
          </table:table-cell>
          <table:table-cell table:style-name="Таблица11.A1" office:value-type="string">
            <text:p text:style-name="P8"><text:span text:style-name="T9">//исключение из пула IP-адресов с 11.11.11.2, 11.11.11.3, 11.11.11.4</text:span></text:p>
          </table:table-cell>
        </table:table-row>
        <table:table-row table:style-name="Таблица11.1">
          <table:table-cell table:style-name="Таблица11.A1" office:value-type="string">
            <text:p text:style-name="P8"><text:span text:style-name="T9">[HUAWEI-ip-pool-pool-name] gateway-list 11.11.11.1</text:span></text:p>
          </table:table-cell>
          <table:table-cell table:style-name="Таблица11.A1" office:value-type="string">
            <text:p text:style-name="P8"><text:span text:style-name="T9">//назначение шлюза в сервисе DHCP</text:span></text:p>
          </table:table-cell>
        </table:table-row>
        <table:table-row table:style-name="Таблица11.1">
          <table:table-cell table:style-name="Таблица11.A1" office:value-type="string">
            <text:p text:style-name="P8"><text:span text:style-name="T9">[HUAWEI-gigabitethernet-0/0/1] dhcp select global</text:span></text:p>
          </table:table-cell>
          <table:table-cell table:style-name="Таблица11.A1" office:value-type="string">
            <text:p text:style-name="P8"><text:span text:style-name="T9">//включение режима DHCP с глобальным пулом</text:span></text:p>
          </table:table-cell>
        </table:table-row>
        <table:table-row table:style-name="Таблица11.1">
          <table:table-cell table:style-name="Таблица11.A1" office:value-type="string">
            <text:p text:style-name="P8"><text:span text:style-name="T9">[HUAWEI-gigabitethernet-0/0/1] ip address 11.11.11.1 24</text:span></text:p>
          </table:table-cell>
          <table:table-cell table:style-name="Таблица11.A1" office:value-type="string">
            <text:p text:style-name="P8"><text:span text:style-name="T9">//назначение адреса на интерфейсе в сторону клиентов</text:span></text:p>
          </table:table-cell>
        </table:table-row>
        <table:table-row table:style-name="Таблица11.4">
          <table:table-cell table:style-name="Таблица11.A1" office:value-type="string">
            <text:p text:style-name="P8"><text:span text:style-name="T9">[HUAWEI] interface Vlanif 20</text:span></text:p>
          </table:table-cell>
          <table:table-cell table:style-name="Таблица11.A1" office:value-type="string">
            <text:p text:style-name="P8"><text:span text:style-name="T9">//создание vlan интерфейса, с которого будем раздавать DHCP</text:span></text:p>
          </table:table-cell>
        </table:table-row>
        <table:table-row table:style-name="Таблица11.14">
          <table:table-cell table:style-name="Таблица11.A1" office:value-type="string">
            <text:p text:style-name="P3"/>
          </table:table-cell>
          <table:table-cell table:style-name="Таблица11.A1" office:value-type="string">
            <text:p text:style-name="P3"/>
          </table:table-cell>
        </table:table-row>
      </table:table>
      <text:p text:style-name="P4"/>
      <text:p text:style-name="P5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table:number-columns-spanned="3" office:value-type="string">
            <text:p text:style-name="P9"><text:span text:style-name="T11">Основные типы ACL в HUAWEI</text:span></text:p>
          </table:table-cell>
          <table:covered-table-cell/>
          <table:covered-table-cell/>
        </table:table-row>
        <table:table-row table:style-name="Таблица12.2">
          <table:table-cell table:style-name="Таблица12.A1" office:value-type="string">
            <text:p text:style-name="P7"><text:span text:style-name="T9">Тип ACL</text:span></text:p>
          </table:table-cell>
          <table:table-cell table:style-name="Таблица12.A1" office:value-type="string">
            <text:p text:style-name="P7"><text:span text:style-name="T9">Правила определения</text:span></text:p>
          </table:table-cell>
          <table:table-cell table:style-name="Таблица12.A1" office:value-type="string">
            <text:p text:style-name="P7"><text:span text:style-name="T9">Диапазон номеров</text:span></text:p>
          </table:table-cell>
        </table:table-row>
        <table:table-row table:style-name="Таблица12.3">
          <table:table-cell table:style-name="Таблица12.A1" office:value-type="string">
            <text:p text:style-name="P7"><text:span text:style-name="T9">Стандартный ACL</text:span></text:p>
          </table:table-cell>
          <table:table-cell table:style-name="Таблица12.A1" office:value-type="string">
            <text:p text:style-name="P7"><text:span text:style-name="T9">Определяет правила<text:line-break/> на основе исходных IP-адресов</text:span></text:p>
          </table:table-cell>
          <table:table-cell table:style-name="Таблица12.A1" office:value-type="string">
            <text:p text:style-name="P7"><text:span text:style-name="T9">2000-2999</text:span></text:p>
          </table:table-cell>
        </table:table-row>
        <table:table-row table:style-name="Таблица12.4">
          <table:table-cell table:style-name="Таблица12.A1" office:value-type="string">
            <text:p text:style-name="P7"><text:span text:style-name="T9">Расширенный ACL</text:span></text:p>
          </table:table-cell>
          <table:table-cell table:style-name="Таблица12.A1" office:value-type="string">
            <text:p text:style-name="P7"><text:span text:style-name="T9">Определяет правила на основе IP-адресов назначения и источника, типов протоколов, номеров портов</text:span></text:p>
          </table:table-cell>
          <table:table-cell table:style-name="Таблица12.A1" office:value-type="string">
            <text:p text:style-name="P7"><text:span text:style-name="T9">3000-3999</text:span></text:p>
          </table:table-cell>
        </table:table-row>
        <table:table-row table:style-name="Таблица12.5">
          <table:table-cell table:style-name="Таблица12.A1" office:value-type="string">
            <text:p text:style-name="P7"><text:span text:style-name="T9">ACL уровня L2</text:span></text:p>
          </table:table-cell>
          <table:table-cell table:style-name="Таблица12.A1" office:value-type="string">
            <text:p text:style-name="P7"><text:span text:style-name="T9">Определяет правила на основе заголовков Ethernet-кадров (MAC-адрес источника, назначения, типов протоколов L2)</text:span></text:p>
          </table:table-cell>
          <table:table-cell table:style-name="Таблица12.A1" office:value-type="string">
            <text:p text:style-name="P7"><text:span text:style-name="T9">4000-4999</text:span></text:p>
          </table:table-cell>
        </table:table-row>
      </table:table>
      <text:p text:style-name="P4"/>
      <text:p text:style-name="P5"/>
      <text:p text:style-name="P39"><text:soft-page-break/></text:p>
      <text:p text:style-name="P37"><text:span text:style-name="T4">НАСТРОЙКА ACL НА МАРШРУТИЗАТОРАХ HUAWEI</text:span></text:p>
      <text:p text:style-name="P5"/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8"><text:span text:style-name="T9">&lt;HUAWEI&gt; system-view</text:span></text:p>
          </table:table-cell>
          <table:table-cell table:style-name="Таблица13.A1" office:value-type="string">
            <text:p text:style-name="P8"><text:span text:style-name="T9">//переход в режим конфигурирования</text:span></text:p>
          </table:table-cell>
        </table:table-row>
        <table:table-row table:style-name="Таблица13.1">
          <table:table-cell table:style-name="Таблица13.A1" office:value-type="string">
            <text:p text:style-name="P8"><text:span text:style-name="T9">[HUAWEI] acl name test 2000</text:span></text:p>
          </table:table-cell>
          <table:table-cell table:style-name="Таблица13.A1" office:value-type="string">
            <text:p text:style-name="P8"><text:span text:style-name="T9">//создание стандартного ACL</text:span></text:p>
          </table:table-cell>
        </table:table-row>
        <table:table-row table:style-name="Таблица13.1">
          <table:table-cell table:style-name="Таблица13.A1" office:value-type="string">
            <text:p text:style-name="P8"><text:span text:style-name="T9">[HUAWEI-acl-test-2000] rule 5 permit 10.10.10.1</text:span></text:p>
          </table:table-cell>
          <table:table-cell table:style-name="Таблица13.A1" office:value-type="string">
            <text:p text:style-name="P8"><text:span text:style-name="T9">//создание правил отбора трафика в ACL</text:span></text:p>
          </table:table-cell>
        </table:table-row>
        <table:table-row table:style-name="Таблица13.4">
          <table:table-cell table:style-name="Таблица13.A1" office:value-type="string">
            <text:p text:style-name="P8"><text:span text:style-name="T9">[HUAWEI-gigabitethernet-0/0/0] traffic-filter inbound acl name test</text:span></text:p>
          </table:table-cell>
          <table:table-cell table:style-name="Таблица13.A1" office:value-type="string">
            <text:p text:style-name="P8"><text:span text:style-name="T9">//применение ACL на входящий трафик интерфейса</text:span></text:p>
          </table:table-cell>
        </table:table-row>
        <table:table-row table:style-name="Таблица13.4">
          <table:table-cell table:style-name="Таблица13.A1" office:value-type="string">
            <text:p text:style-name="P8"><text:span text:style-name="T9">[HUAWEI-gigabitethernet-0/0/0] traffic-filter outbound acl name test</text:span></text:p>
          </table:table-cell>
          <table:table-cell table:style-name="Таблица13.A1" office:value-type="string">
            <text:p text:style-name="P8"><text:span text:style-name="T9">//применение ACL на исходящий трафик интерфейса</text:span></text:p>
          </table:table-cell>
        </table:table-row>
        <table:table-row table:style-name="Таблица13.6">
          <table:table-cell table:style-name="Таблица13.A1" office:value-type="string">
            <text:p text:style-name="P3"/>
          </table:table-cell>
          <table:table-cell table:style-name="Таблица13.A1" office:value-type="string">
            <text:p text:style-name="P3"/>
          </table:table-cell>
        </table:table-row>
      </table:table>
      <text:p text:style-name="P4"/>
      <text:p text:style-name="P5"/>
      <text:p text:style-name="P35"><text:span text:style-name="T6">Link aggregation</text:span><text:span text:style-name="T5"> </text:span><text:span text:style-name="T6">(агрегирование каналов) </text:span><text:span text:style-name="T5">– технология, позволяющая объединить несколько физических каналов в один логический для увеличения пропускной способности канала и повышения надежности.</text:span></text:p>
      <text:list xml:id="list4220905765" text:style-name="WWNum4">
        <text:list-item>
          <text:p text:style-name="P33"><text:span text:style-name="T6">LACP</text:span><text:span text:style-name="T5"> </text:span><text:span text:style-name="T6">(link aggregation control protocol) </text:span><text:span text:style-name="T5">– протокол агрегирования каналов, описанный в стандарте 802.3ad. Использует LACPDU сообщения для обмена служебной информацией с соседней группой интерфейсов.</text:span></text:p>
        </text:list-item>
        <text:list-item>
          <text:p text:style-name="P33"><text:span text:style-name="T5">технология Link aggregation на маршрутизаторах Huawei называется Ethernet-Trunk</text:span></text:p>
        </text:list-item>
        <text:list-item>
          <text:p text:style-name="P33"><text:span text:style-name="T5">можно создавать L2 и L3 агрегированные каналы</text:span></text:p>
        </text:list-item>
        <text:list-item>
          <text:p text:style-name="P33"><text:span text:style-name="T5">агрегировать каналы можно в статическом (ручном) режиме или в режиме LACP (динамическая агрегация)</text:span></text:p>
        </text:list-item>
        <text:list-item>
          <text:p text:style-name="P33"><text:span text:style-name="T5">в Ethernet Trunk можно добавить 8 физических интерфейсов</text:span></text:p>
        </text:list-item>
        <text:list-item>
          <text:p text:style-name="P33"><text:span text:style-name="T5">один физический интерфейс может быть добавлен только в один Ethernet Trunk</text:span><text:span text:style-name="T8"> </text:span></text:p>
        </text:list-item>
      </text:list>
      <text:p text:style-name="P39"/>
      <text:p text:style-name="P35"><text:span text:style-name="T1">НАСТРОЙКА ETH-TRUNK</text:span><text:span text:style-name="T2"> </text:span><text:span text:style-name="T1">НА МАРШРУТИЗАТОРАХ И КОММУТАТОРАХ HUAWEI</text:span></text:p>
      <text:p text:style-name="P42"/>
      <text:p text:style-name="P42"/>
      <text:p text:style-name="P39"/>
      <text:p text:style-name="P39"/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17"><text:span text:style-name="T15">&lt;huawei&gt; system-view</text:span></text:p>
          </table:table-cell>
          <table:table-cell table:style-name="Таблица14.A1" office:value-type="string">
            <text:p text:style-name="P17"><text:span text:style-name="T16">//переход в режим конфигурирования</text:span></text:p>
          </table:table-cell>
        </table:table-row>
        <table:table-row table:style-name="Таблица14.1">
          <table:table-cell table:style-name="Таблица14.A1" office:value-type="string">
            <text:p text:style-name="P17"><text:span text:style-name="T15">[huawei] interface eth-trunk 20</text:span></text:p>
          </table:table-cell>
          <table:table-cell table:style-name="Таблица14.A1" office:value-type="string">
            <text:p text:style-name="P17"><text:span text:style-name="T16">//создание eth-trunk 20</text:span></text:p>
          </table:table-cell>
        </table:table-row>
        <table:table-row table:style-name="Таблица14.1">
          <table:table-cell table:style-name="Таблица14.A1" office:value-type="string">
            <text:p text:style-name="P17"><text:span text:style-name="T15">[huawei-interface-eth-trunk-20] undo portswitch</text:span></text:p>
          </table:table-cell>
          <table:table-cell table:style-name="Таблица14.A1" office:value-type="string">
            <text:p text:style-name="P17"><text:span text:style-name="T16">//перевод eth-trunk в режим L3</text:span><text:soft-page-break/></text:p>
          </table:table-cell>
        </table:table-row>
        <table:table-row table:style-name="Таблица14.1">
          <table:table-cell table:style-name="Таблица14.A1" office:value-type="string">
            <text:p text:style-name="P17"><text:span text:style-name="T15">[huawei-interface-eth-trunk-20] ip</text:span><text:span text:style-name="T18"> </text:span><text:span text:style-name="T15">address 10.10.10.1 24</text:span></text:p>
          </table:table-cell>
          <table:table-cell table:style-name="Таблица14.A1" office:value-type="string">
            <text:p text:style-name="P17"><text:span text:style-name="T16">//назначение IP-адреса L3 eth-trunk</text:span></text:p>
          </table:table-cell>
        </table:table-row>
        <table:table-row table:style-name="Таблица14.1">
          <table:table-cell table:style-name="Таблица14.A1" office:value-type="string">
            <text:p text:style-name="P17"><text:span text:style-name="T15">[huawei-interface-eth-trunk-20] mode lacp-static</text:span></text:p>
          </table:table-cell>
          <table:table-cell table:style-name="Таблица14.A1" office:value-type="string">
            <text:p text:style-name="P17"><text:span text:style-name="T16">//включение режима LACP</text:span></text:p>
          </table:table-cell>
        </table:table-row>
        <table:table-row table:style-name="Таблица14.1">
          <table:table-cell table:style-name="Таблица14.A1" office:value-type="string">
            <text:p text:style-name="P17"><text:span text:style-name="T15">[huawei-interface-eth-trunk-20] trunkport</text:span><text:span text:style-name="T18"> </text:span><text:span text:style-name="T15">gigabitethernet</text:span><text:span text:style-name="T18"> </text:span><text:span text:style-name="T15">0/0/0 to interface gigabitethernet</text:span><text:span text:style-name="T18"> </text:span><text:span text:style-name="T15">0/0/1</text:span></text:p>
          </table:table-cell>
          <table:table-cell table:style-name="Таблица14.A1" office:value-type="string">
            <text:p text:style-name="P17"><text:span text:style-name="T16">//добавление в eth-trunk интерфейсов (максимум 8)</text:span></text:p>
          </table:table-cell>
        </table:table-row>
        <table:table-row table:style-name="Таблица14.1">
          <table:table-cell table:style-name="Таблица14.A1" table:number-columns-spanned="2" office:value-type="string">
            <text:p text:style-name="P18"><text:span text:style-name="T17">ПРОСМОТР ИНФОРМАЦИИ О СОЗДАННЫХ ETH-TRUNK</text:span></text:p>
          </table:table-cell>
          <table:covered-table-cell/>
        </table:table-row>
        <table:table-row table:style-name="Таблица14.1">
          <table:table-cell table:style-name="Таблица14.A1" office:value-type="string">
            <text:p text:style-name="P17"><text:span text:style-name="T15">[huawei] display eth-trunk</text:span></text:p>
          </table:table-cell>
          <table:table-cell table:style-name="Таблица14.A1" office:value-type="string">
            <text:p text:style-name="P17"><text:span text:style-name="T9"/></text:p>
          </table:table-cell>
        </table:table-row>
        <table:table-row table:style-name="Таблица14.1">
          <table:table-cell table:style-name="Таблица14.A1" office:value-type="string">
            <text:p text:style-name="P17"><text:span text:style-name="T15">[huawei] display lacp</text:span><text:span text:style-name="T18"> </text:span><text:span text:style-name="T15">statistics eth-trunk</text:span></text:p>
          </table:table-cell>
          <table:table-cell table:style-name="Таблица14.A1" office:value-type="string">
            <text:p text:style-name="P17"><text:span text:style-name="T9"/></text:p>
          </table:table-cell>
        </table:table-row>
        <table:table-row table:style-name="Таблица14.1">
          <table:table-cell table:style-name="Таблица14.A1" office:value-type="string">
            <text:p text:style-name="P17"><text:span text:style-name="T15">[huawei] display interface eth-trunk</text:span></text:p>
          </table:table-cell>
          <table:table-cell table:style-name="Таблица14.A1" office:value-type="string">
            <text:p text:style-name="P17"><text:span text:style-name="T9"/></text:p>
          </table:table-cell>
        </table:table-row>
        <table:table-row table:style-name="Таблица14.1">
          <table:table-cell table:style-name="Таблица14.A1" office:value-type="string">
            <text:p text:style-name="P17"><text:span text:style-name="T9"/></text:p>
          </table:table-cell>
          <table:table-cell table:style-name="Таблица14.A1" office:value-type="string">
            <text:p text:style-name="P17"><text:span text:style-name="T9"/></text:p>
          </table:table-cell>
        </table:table-row>
      </table:table>
      <text:p text:style-name="P39"/>
      <text:p text:style-name="P39"/>
      <text:p text:style-name="P39"/>
      <text:p text:style-name="P39"/>
      <text:p text:style-name="P40"/>
      <text:p text:style-name="P40"/>
      <text:p text:style-name="P41"/>
      <text:p text:style-name="P36"><text:span text:style-name="T1">НАСТРОЙКА IPSEC</text:span><text:span text:style-name="T2"> </text:span><text:span text:style-name="T1">НА МАРШРУТИЗАТОРАХ HUAWEI</text:span></text:p>
      <text:p text:style-name="P6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Таблица15.1">
          <table:table-cell table:style-name="Таблица15.A1" table:number-columns-spanned="2" office:value-type="string">
            <text:p text:style-name="P17"><text:span text:style-name="T15">&lt;huawei&gt; system-view</text:span></text:p>
          </table:table-cell>
          <table:covered-table-cell/>
          <table:table-cell table:style-name="Таблица15.A1" office:value-type="string">
            <text:p text:style-name="P17"><text:span text:style-name="T16">//переход в режим конфигурирования</text:span></text:p>
          </table:table-cell>
        </table:table-row>
        <table:table-row table:style-name="Таблица15.1">
          <table:table-cell table:style-name="Таблица15.A1" table:number-columns-spanned="2" office:value-type="string">
            <text:p text:style-name="P17"><text:span text:style-name="T15">[huawei] ipsec</text:span><text:span text:style-name="T18"> </text:span><text:span text:style-name="T15">proposal 1</text:span></text:p>
          </table:table-cell>
          <table:covered-table-cell/>
          <table:table-cell table:style-name="Таблица15.A1" office:value-type="string">
            <text:p text:style-name="P17"><text:span text:style-name="T16">//создание предложения параметров шифрования IPSec</text:span></text:p>
          </table:table-cell>
        </table:table-row>
        <table:table-row table:style-name="Таблица15.1">
          <table:table-cell table:style-name="Таблица15.A1" table:number-columns-spanned="2" office:value-type="string">
            <text:p text:style-name="P17"><text:span text:style-name="T15">[huawei-ipsec-proposal-1] esp</text:span><text:span text:style-name="T18"> </text:span><text:span text:style-name="T15">authentication-algorithm …</text:span></text:p>
          </table:table-cell>
          <table:covered-table-cell/>
          <table:table-cell table:style-name="Таблица15.A1" office:value-type="string">
            <text:p text:style-name="P17"><text:span text:style-name="T16">//выбор алгоритма аутентификации</text:span></text:p>
          </table:table-cell>
        </table:table-row>
        <table:table-row table:style-name="Таблица15.1">
          <table:table-cell table:style-name="Таблица15.A1" table:number-columns-spanned="2" office:value-type="string">
            <text:p text:style-name="P17"><text:span text:style-name="T15">[huawei-ipsec-proposal-1] esp</text:span><text:span text:style-name="T18"> </text:span><text:span text:style-name="T15">encryption-algorithm …</text:span></text:p>
          </table:table-cell>
          <table:covered-table-cell/>
          <table:table-cell table:style-name="Таблица15.A1" office:value-type="string">
            <text:p text:style-name="P17"><text:span text:style-name="T16">//выбор алгоритма шифрования</text:span></text:p>
          </table:table-cell>
        </table:table-row>
        <table:table-row table:style-name="Таблица15.1">
          <table:table-cell table:style-name="Таблица15.A1" table:number-columns-spanned="2" office:value-type="string">
            <text:p text:style-name="P17"><text:span text:style-name="T15">[huawei] ike</text:span><text:span text:style-name="T18"> </text:span><text:span text:style-name="T15">proposal 1</text:span></text:p>
          </table:table-cell>
          <table:covered-table-cell/>
          <table:table-cell table:style-name="Таблица15.A1" office:value-type="string">
            <text:p text:style-name="P17"><text:span text:style-name="T16">//создание предложения параметров</text:span><text:span text:style-name="T18"> </text:span><text:span text:style-name="T16">обмена ключами</text:span></text:p>
          </table:table-cell>
        </table:table-row>
        <table:table-row table:style-name="Таблица15.1">
          <table:table-cell table:style-name="Таблица15.A1" table:number-columns-spanned="2" office:value-type="string">
            <text:p text:style-name="P17"><text:span text:style-name="T15">[huawei-ike-proposal-1]</text:span><text:span text:style-name="T18"> </text:span><text:span text:style-name="T15">encryption-algorithm …</text:span></text:p>
          </table:table-cell>
          <table:covered-table-cell/>
          <table:table-cell table:style-name="Таблица15.A1" office:value-type="string">
            <text:p text:style-name="P17"><text:span text:style-name="T16">//выбор алгоритма проверки подлинности</text:span></text:p>
          </table:table-cell>
        </table:table-row>
        <table:table-row table:style-name="Таблица15.1">
          <table:table-cell table:style-name="Таблица15.A1" table:number-columns-spanned="2" office:value-type="string">
            <text:p text:style-name="P17"><text:span text:style-name="T15">[huawei-ike-proposal-1]</text:span><text:span text:style-name="T18"> </text:span><text:span text:style-name="T15">dh group</text:span></text:p>
          </table:table-cell>
          <table:covered-table-cell/>
          <table:table-cell table:style-name="Таблица15.A1" office:value-type="string">
            <text:p text:style-name="P17"><text:span text:style-name="T15">//выбор группы алгоритма Диффи-Хеллмана</text:span></text:p>
          </table:table-cell>
        </table:table-row>
        <text:soft-page-break/>
        <table:table-row table:style-name="Таблица15.1">
          <table:table-cell table:style-name="Таблица15.A1" table:number-columns-spanned="2" office:value-type="string">
            <text:p text:style-name="P17"><text:span text:style-name="T15">[huawei-ike-proposal-1]</text:span><text:span text:style-name="T18"> </text:span><text:span text:style-name="T15">sa</text:span><text:span text:style-name="T18"> </text:span><text:span text:style-name="T15">duration 30000</text:span></text:p>
          </table:table-cell>
          <table:covered-table-cell/>
          <table:table-cell table:style-name="Таблица15.A1" office:value-type="string">
            <text:p text:style-name="P17"><text:span text:style-name="T15">//время жизни ключей</text:span><text:span text:style-name="T18"> </text:span><text:span text:style-name="T15">в секундах</text:span></text:p>
          </table:table-cell>
        </table:table-row>
        <table:table-row table:style-name="Таблица15.1">
          <table:table-cell table:style-name="Таблица15.A1" table:number-columns-spanned="2" office:value-type="string">
            <text:p text:style-name="P17"><text:span text:style-name="T15">[huawei] ike</text:span><text:span text:style-name="T18"> </text:span><text:span text:style-name="T15">peer NAME v1</text:span></text:p>
          </table:table-cell>
          <table:covered-table-cell/>
          <table:table-cell table:style-name="Таблица15.A1" office:value-type="string">
            <text:p text:style-name="P17"><text:span text:style-name="T15">//создание соседа IPSec</text:span></text:p>
          </table:table-cell>
        </table:table-row>
        <table:table-row table:style-name="Таблица15.1">
          <table:table-cell table:style-name="Таблица15.A1" table:number-columns-spanned="2" office:value-type="string">
            <text:p text:style-name="P17"><text:span text:style-name="T15">[huawei-ike-peer-NAME-v1] pre-shared-key cipher 123</text:span></text:p>
          </table:table-cell>
          <table:covered-table-cell/>
          <table:table-cell table:style-name="Таблица15.A1" office:value-type="string">
            <text:p text:style-name="P17"><text:span text:style-name="T15">//аутентификация с предварительным ключем</text:span></text:p>
          </table:table-cell>
        </table:table-row>
        <table:table-row table:style-name="Таблица15.1">
          <table:table-cell table:style-name="Таблица15.A1" table:number-columns-spanned="2" office:value-type="string">
            <text:p text:style-name="P17"><text:span text:style-name="T15">[huawei-ike-peer-NAME-v1] ike</text:span><text:span text:style-name="T18"> </text:span><text:span text:style-name="T15">proposal 1</text:span></text:p>
          </table:table-cell>
          <table:covered-table-cell/>
          <table:table-cell table:style-name="Таблица15.A1" office:value-type="string">
            <text:p text:style-name="P17"><text:span text:style-name="T15">//применение шаблона с ike</text:span></text:p>
          </table:table-cell>
        </table:table-row>
        <table:table-row table:style-name="Таблица15.1">
          <table:table-cell table:style-name="Таблица15.A1" table:number-columns-spanned="2" office:value-type="string">
            <text:p text:style-name="P17"><text:span text:style-name="T15">[huawei-ike-peer-NAME-v1] local-address 50.50.50.2</text:span></text:p>
          </table:table-cell>
          <table:covered-table-cell/>
          <table:table-cell table:style-name="Таблица15.A1" office:value-type="string">
            <text:p text:style-name="P17"><text:span text:style-name="T15">//IP-адрес маршрутизатора, с которого будет строиться IPSec</text:span></text:p>
          </table:table-cell>
        </table:table-row>
        <table:table-row table:style-name="Таблица15.1">
          <table:table-cell table:style-name="Таблица15.A1" table:number-columns-spanned="2" office:value-type="string">
            <text:p text:style-name="P17"><text:span text:style-name="T15">[huawei] ipsec</text:span><text:span text:style-name="T18"> </text:span><text:span text:style-name="T15">profile name</text:span></text:p>
          </table:table-cell>
          <table:covered-table-cell/>
          <table:table-cell table:style-name="Таблица15.A1" office:value-type="string">
            <text:p text:style-name="P17"><text:span text:style-name="T15">//создание профиля IPSec</text:span></text:p>
          </table:table-cell>
        </table:table-row>
        <table:table-row table:style-name="Таблица15.1">
          <table:table-cell table:style-name="Таблица15.A1" table:number-columns-spanned="2" office:value-type="string">
            <text:p text:style-name="P17"><text:span text:style-name="T15">[huawei-ipsec-profile-name] ike-peer NAME</text:span></text:p>
          </table:table-cell>
          <table:covered-table-cell/>
          <table:table-cell table:style-name="Таблица15.A1" office:value-type="string">
            <text:p text:style-name="P17"><text:span text:style-name="T15">//привязка к профилю соседа IPSec</text:span></text:p>
          </table:table-cell>
        </table:table-row>
        <table:table-row table:style-name="Таблица15.1">
          <table:table-cell table:style-name="Таблица15.A1" table:number-columns-spanned="2" office:value-type="string">
            <text:p text:style-name="P17"><text:span text:style-name="T15">[huawei-ipsec-profile-name] proposal 1</text:span></text:p>
          </table:table-cell>
          <table:covered-table-cell/>
          <table:table-cell table:style-name="Таблица15.A1" office:value-type="string">
            <text:p text:style-name="P17"><text:span text:style-name="T15">//привязка к профилю параметров шифрования</text:span></text:p>
          </table:table-cell>
        </table:table-row>
        <table:table-row table:style-name="Таблица15.1">
          <table:table-cell table:style-name="Таблица15.A1" table:number-columns-spanned="2" office:value-type="string">
            <text:p text:style-name="P17"><text:span text:style-name="T15">[huawei-ipsec-profile-name] sa</text:span><text:span text:style-name="T18"> </text:span><text:span text:style-name="T15">duration time-based …</text:span></text:p>
          </table:table-cell>
          <table:covered-table-cell/>
          <table:table-cell table:style-name="Таблица15.A1" office:value-type="string">
            <text:p text:style-name="P17"><text:span text:style-name="T15">//время жизни IPSec</text:span><text:span text:style-name="T18"> </text:span><text:span text:style-name="T15">SA в секундах</text:span></text:p>
          </table:table-cell>
        </table:table-row>
        <table:table-row table:style-name="Таблица15.1">
          <table:table-cell table:style-name="Таблица15.A1" table:number-columns-spanned="2" office:value-type="string">
            <text:p text:style-name="P17"><text:span text:style-name="T15">[huawei] interface Tunnel 0/0/1</text:span></text:p>
          </table:table-cell>
          <table:covered-table-cell/>
          <table:table-cell table:style-name="Таблица15.A1" office:value-type="string">
            <text:p text:style-name="P17"><text:span text:style-name="T15">//создание туннельного интерфейса</text:span></text:p>
          </table:table-cell>
        </table:table-row>
        <table:table-row table:style-name="Таблица15.1">
          <table:table-cell table:style-name="Таблица15.A1" table:number-columns-spanned="2" office:value-type="string">
            <text:p text:style-name="P17"><text:span text:style-name="T15">[huawei-interface-Tunnel0/0/1] ip</text:span><text:span text:style-name="T18"> </text:span><text:span text:style-name="T15">address 1.1.1.1 30</text:span></text:p>
          </table:table-cell>
          <table:covered-table-cell/>
          <table:table-cell table:style-name="Таблица15.A1" office:value-type="string">
            <text:p text:style-name="P17"><text:span text:style-name="T15">//применение туннельного IP-адреса</text:span></text:p>
          </table:table-cell>
        </table:table-row>
        <table:table-row table:style-name="Таблица15.1">
          <table:table-cell table:style-name="Таблица15.A1" table:number-columns-spanned="2" office:value-type="string">
            <text:p text:style-name="P17"><text:span text:style-name="T15">[huawei-interface-Tunnel0/0/1]</text:span><text:span text:style-name="T18"> </text:span><text:span text:style-name="T15">tunnel-protocol ipsec</text:span></text:p>
          </table:table-cell>
          <table:covered-table-cell/>
          <table:table-cell table:style-name="Таблица15.A1" office:value-type="string">
            <text:p text:style-name="P17"><text:span text:style-name="T15">//задание типа туннельного протокола интерфейсу</text:span></text:p>
          </table:table-cell>
        </table:table-row>
        <table:table-row table:style-name="Таблица15.1">
          <table:table-cell table:style-name="Таблица15.A1" table:number-columns-spanned="2" office:value-type="string">
            <text:p text:style-name="P17"><text:span text:style-name="T15">[huawei-interface-Tunnel0/0/1]</text:span><text:span text:style-name="T18"> </text:span><text:span text:style-name="T15">source 50.50.50.2</text:span></text:p>
          </table:table-cell>
          <table:covered-table-cell/>
          <table:table-cell table:style-name="Таблица15.A1" office:value-type="string">
            <text:p text:style-name="P17"><text:span text:style-name="T15">//локальный IP-адрес туннеля</text:span></text:p>
          </table:table-cell>
        </table:table-row>
        <table:table-row table:style-name="Таблица15.1">
          <table:table-cell table:style-name="Таблица15.A1" table:number-columns-spanned="2" office:value-type="string">
            <text:p text:style-name="P17"><text:span text:style-name="T15">[huawei-interface-Tunnel0/0/1]</text:span><text:span text:style-name="T18"> </text:span><text:span text:style-name="T15">destination 80.80.80.2</text:span></text:p>
          </table:table-cell>
          <table:covered-table-cell/>
          <table:table-cell table:style-name="Таблица15.A1" office:value-type="string">
            <text:p text:style-name="P17"><text:span text:style-name="T15">//удаленный IP-адрес туннеля</text:span></text:p>
          </table:table-cell>
        </table:table-row>
        <table:table-row table:style-name="Таблица15.1">
          <table:table-cell table:style-name="Таблица15.A1" table:number-columns-spanned="2" office:value-type="string">
            <text:p text:style-name="P17"><text:span text:style-name="T15">[huawei-interface-Tunnel0/0/1]</text:span><text:span text:style-name="T18"> </text:span><text:span text:style-name="T15">ipsec</text:span><text:span text:style-name="T18"> </text:span><text:span text:style-name="T15">profile name</text:span></text:p>
          </table:table-cell>
          <table:covered-table-cell/>
          <table:table-cell table:style-name="Таблица15.A1" office:value-type="string">
            <text:p text:style-name="P17"><text:span text:style-name="T15">//привязка профиля IPSec</text:span><text:span text:style-name="T18"> </text:span><text:span text:style-name="T15">к туннельному интерфейсу</text:span></text:p>
          </table:table-cell>
        </table:table-row>
        <table:table-row table:style-name="Таблица15.1">
          <table:table-cell table:style-name="Таблица15.A1" table:number-columns-spanned="2" office:value-type="string">
            <text:p text:style-name="P17"><text:span text:style-name="T15">[huawei] display ipsec</text:span><text:span text:style-name="T18"> </text:span><text:span text:style-name="T15">sa</text:span><text:span text:style-name="T18"> </text:span><text:span text:style-name="T15">brief</text:span></text:p>
          </table:table-cell>
          <table:covered-table-cell/>
          <table:table-cell table:style-name="Таблица15.A1" office:value-type="string">
            <text:p text:style-name="P17"><text:span text:style-name="T15">//просмотр сессий IPSec</text:span></text:p>
          </table:table-cell>
        </table:table-row>
        <table:table-row table:style-name="Таблица15.1">
          <table:table-cell table:style-name="Таблица15.A1" office:value-type="string">
            <text:p text:style-name="P17"><text:span text:style-name="T9"/></text:p>
          </table:table-cell>
          <table:table-cell table:style-name="Таблица15.A1" table:number-columns-spanned="2" office:value-type="string">
            <text:p text:style-name="P17"><text:span text:style-name="T9"/></text:p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ans" fo:font-family="'Liberation Sans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>
      <style:paragraph-properties fo:margin-top="0.499cm" fo:margin-bottom="0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TITLE_7e_LT_7e_Gliederung_20_2" style:display-name="TITLE~LT~Gliederung 2" style:family="paragraph" style:parent-style-name="TITLE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TITLE_7e_LT_7e_Untertitel" style:display-name="TITLE~LT~Untertitel" style:family="paragraph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TITLE_7e_LT_7e_Notizen" style:display-name="TITLE~LT~Notizen" style:family="paragraph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TITLE_7e_LT_7e_Hintergrundobjekte" style:display-name="TITLE~LT~Hintergrundobjekte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_7e_LT_7e_Hintergrund" style:display-name="TITLE~LT~Hintergrund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" style:family="paragraph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writing-mode="lr-tb"/>
      <style:text-properties style:use-window-font-color="true" loext:opacity="0%" style:font-name="Lohit Devanagari" fo:font-family="'Lohit Devanagari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Фон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Примечания" style:family="paragraph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Структура_20_1" style:display-name="Структура 1" style:family="paragraph">
      <style:paragraph-properties fo:margin-top="0.499cm" fo:margin-bottom="0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1" style:display-name="TWO_OBJECTS~LT~Gliederung 1" style:family="paragraph">
      <style:paragraph-properties fo:margin-top="0.499cm" fo:margin-bottom="0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TWO_5f_OBJECTS_7e_LT_7e_Gliederung_20_2" style:display-name="TWO_OBJECTS~LT~Gliederung 2" style:family="paragraph" style:parent-style-name="TWO_5f_OBJECTS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7e_LT_7e_Gliederung_20_3" style:display-name="TWO_OBJECTS~LT~Gliederung 3" style:family="paragraph" style:parent-style-name="TWO_5f_OBJECTS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7e_LT_7e_Gliederung_20_4" style:display-name="TWO_OBJECTS~LT~Gliederung 4" style:family="paragraph" style:parent-style-name="TWO_5f_OBJECTS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7e_LT_7e_Gliederung_20_5" style:display-name="TWO_OBJECTS~LT~Gliederung 5" style:family="paragraph" style:parent-style-name="TWO_5f_OBJECTS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6" style:display-name="TWO_OBJECTS~LT~Gliederung 6" style:family="paragraph" style:parent-style-name="TWO_5f_OBJECTS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7" style:display-name="TWO_OBJECTS~LT~Gliederung 7" style:family="paragraph" style:parent-style-name="TWO_5f_OBJECTS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8" style:display-name="TWO_OBJECTS~LT~Gliederung 8" style:family="paragraph" style:parent-style-name="TWO_5f_OBJECTS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9" style:display-name="TWO_OBJECTS~LT~Gliederung 9" style:family="paragraph" style:parent-style-name="TWO_5f_OBJECTS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Titel" style:display-name="TWO_OBJECTS~LT~Titel" style:family="paragraph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TWO_5f_OBJECTS_7e_LT_7e_Untertitel" style:display-name="TWO_OBJECTS~LT~Untertitel" style:family="paragraph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TWO_5f_OBJECTS_7e_LT_7e_Notizen" style:display-name="TWO_OBJECTS~LT~Notizen" style:family="paragraph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TWO_5f_OBJECTS_7e_LT_7e_Hintergrundobjekte" style:display-name="TWO_OBJECTS~LT~Hintergrundobjekte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WO_5f_OBJECTS_7e_LT_7e_Hintergrund" style:display-name="TWO_OBJECTS~LT~Hintergrund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Титульный_20_слайд_7e_LT_7e_Gliederung_20_1" style:display-name="Титульный слайд~LT~Gliederung 1" style:family="paragraph">
      <style:paragraph-properties fo:margin-top="0.499cm" fo:margin-bottom="0cm" style:contextual-spacing="false" fo:line-height="9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Титульный_20_слайд_7e_LT_7e_Untertitel" style:display-name="Титульный слайд~LT~Untertitel" style:family="paragraph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Титульный_20_слайд_7e_LT_7e_Notizen" style:display-name="Титульный слайд~LT~Notizen" style:family="paragraph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Титульный_20_слайд_7e_LT_7e_Hintergrundobjekte" style:display-name="Титульный слайд~LT~Hintergrundobjekte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Титульный_20_слайд_7e_LT_7e_Hintergrund" style:display-name="Титульный слайд~LT~Hintergrund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Два_20_объекта_7e_LT_7e_Gliederung_20_1" style:display-name="Два объекта~LT~Gliederung 1" style:family="paragraph">
      <style:paragraph-properties fo:margin-top="0.499cm" fo:margin-bottom="0cm" style:contextual-spacing="false" fo:line-height="9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Два_20_объекта_7e_LT_7e_Gliederung_20_2" style:display-name="Два объекта~LT~Gliederung 2" style:family="paragraph" style:parent-style-name="Два_20_объекта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3" style:display-name="Два объекта~LT~Gliederung 3" style:family="paragraph" style:parent-style-name="Два_20_объекта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Два_20_объекта_7e_LT_7e_Gliederung_20_4" style:display-name="Два объекта~LT~Gliederung 4" style:family="paragraph" style:parent-style-name="Два_20_объекта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Два_20_объекта_7e_LT_7e_Gliederung_20_5" style:display-name="Два объекта~LT~Gliederung 5" style:family="paragraph" style:parent-style-name="Два_20_объекта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6" style:display-name="Два объекта~LT~Gliederung 6" style:family="paragraph" style:parent-style-name="Два_20_объекта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7" style:display-name="Два объекта~LT~Gliederung 7" style:family="paragraph" style:parent-style-name="Два_20_объекта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8" style:display-name="Два объекта~LT~Gliederung 8" style:family="paragraph" style:parent-style-name="Два_20_объекта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9" style:display-name="Два объекта~LT~Gliederung 9" style:family="paragraph" style:parent-style-name="Два_20_объекта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Titel" style:display-name="Два объекта~LT~Titel" style:family="paragraph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Два_20_объекта_7e_LT_7e_Untertitel" style:display-name="Два объекта~LT~Untertitel" style:family="paragraph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Два_20_объекта_7e_LT_7e_Notizen" style:display-name="Два объекта~LT~Notizen" style:family="paragraph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Два_20_объекта_7e_LT_7e_Hintergrundobjekte" style:display-name="Два объекта~LT~Hintergrundobjekte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Два_20_объекта_7e_LT_7e_Hintergrund" style:display-name="Два объекта~LT~Hintergrund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6T13:10:24</meta:creation-date>
    <dc:language>ru-RU</dc:language>
    <dc:date>2025-07-26T21:33:15</dc:date>
    <meta:editing-cycles>13</meta:editing-cycles>
    <meta:editing-duration>PT39M</meta:editing-duration>
    <meta:generator>LibreOffice/7.3.7.2$Linux_X86_64 LibreOffice_project/30$Build-2</meta:generator>
    <meta:document-statistic meta:table-count="15" meta:image-count="0" meta:object-count="0" meta:page-count="12" meta:paragraph-count="314" meta:word-count="1870" meta:character-count="15488" meta:non-whitespace-character-count="13936"/>
    <meta:user-defined meta:name="AppVersion">15.0000</meta:user-defined>
  </office:meta>
</office:document-meta>
</file>